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88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60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6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065698533333" calcext:value-type="float">
            <text:p>-0.709065698533333</text:p>
          </table:table-cell>
          <table:table-cell table:formula="of:=[.B4]" office:value-type="float" office:value="-0.709065698533333" calcext:value-type="float">
            <text:p>-0.7090656985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31655982" calcext:value-type="float">
            <text:p>0.1731655982</text:p>
          </table:table-cell>
          <table:table-cell table:formula="of:=[.B5]" office:value-type="float" office:value="0.1731655982" calcext:value-type="float">
            <text:p>0.173165598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9255159832016" calcext:value-type="float">
            <text:p>-0.819255159832016</text:p>
          </table:table-cell>
          <table:table-cell table:formula="of:=[.B6]" office:value-type="float" office:value="-0.819255159832016" calcext:value-type="float">
            <text:p>-0.8192551598320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1094417867984" calcext:value-type="float">
            <text:p>-0.691094417867984</text:p>
          </table:table-cell>
          <table:table-cell table:formula="of:=[.B7]" office:value-type="float" office:value="-0.691094417867984" calcext:value-type="float">
            <text:p>-0.6910944178679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335990627" calcext:value-type="float">
            <text:p>-0.6335990627</text:p>
          </table:table-cell>
          <table:table-cell table:formula="of:=[.B8]" office:value-type="float" office:value="-0.6335990627" calcext:value-type="float">
            <text:p>-0.633599062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table:formula="of:=[.B9]" office:value-type="float" office:value="-0.925051875" calcext:value-type="float">
            <text:p>-0.9250518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1376708" calcext:value-type="float">
            <text:p>-0.821376708</text:p>
          </table:table-cell>
          <table:table-cell table:formula="of:=[.B11]" office:value-type="float" office:value="-0.821376708" calcext:value-type="float">
            <text:p>-0.82137670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17478885" calcext:value-type="float">
            <text:p>-0.75517478885</text:p>
          </table:table-cell>
          <table:table-cell table:formula="of:=[.B12]" office:value-type="float" office:value="-0.75517478885" calcext:value-type="float">
            <text:p>-0.75517478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82111098" calcext:value-type="float">
            <text:p>-0.6482111098</text:p>
          </table:table-cell>
          <table:table-cell table:formula="of:=[.B13]" office:value-type="float" office:value="-0.6482111098" calcext:value-type="float">
            <text:p>-0.648211109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33576563122222" calcext:value-type="float">
            <text:p>-0.633576563122222</text:p>
          </table:table-cell>
          <table:table-cell table:formula="of:=[.B16]" office:value-type="float" office:value="-0.633576563122222" calcext:value-type="float">
            <text:p>-0.6335765631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0507877" calcext:value-type="float">
            <text:p>0.2070507877</text:p>
          </table:table-cell>
          <table:table-cell table:formula="of:=[.B17]" office:value-type="float" office:value="0.2070507877" calcext:value-type="float">
            <text:p>0.207050787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791367061473773" calcext:value-type="float">
            <text:p>-0.791367061473773</text:p>
          </table:table-cell>
          <table:table-cell table:formula="of:=[.B18]" office:value-type="float" office:value="-0.791367061473773" calcext:value-type="float">
            <text:p>-0.7913670614737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38127718026228" calcext:value-type="float">
            <text:p>-0.638127718026228</text:p>
          </table:table-cell>
          <table:table-cell table:formula="of:=[.B19]" office:value-type="float" office:value="-0.638127718026228" calcext:value-type="float">
            <text:p>-0.6381277180262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52318576" calcext:value-type="float">
            <text:p>-0.5752318576</text:p>
          </table:table-cell>
          <table:table-cell table:formula="of:=[.B20]" office:value-type="float" office:value="-0.5752318576" calcext:value-type="float">
            <text:p>-0.575231857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73548664" calcext:value-type="float">
            <text:p>-0.8773548664</text:p>
          </table:table-cell>
          <table:table-cell table:formula="of:=[.B21]" office:value-type="float" office:value="-0.8773548664" calcext:value-type="float">
            <text:p>-0.877354866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table:formula="of:=[.B22]" office:value-type="string" office:string-value=" [ 0.         0.        -0.2185985]" calcext:value-type="string">
            <text:p><text:s/>[ 0. <text:s text:c="8"/>0. <text:s text:c="7"/>-0.21859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093277895" calcext:value-type="float">
            <text:p>-0.82093277895</text:p>
          </table:table-cell>
          <table:table-cell table:formula="of:=[.B23]" office:value-type="float" office:value="-0.82093277895" calcext:value-type="float">
            <text:p>-0.8209327789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1474738975" calcext:value-type="float">
            <text:p>-0.71474738975</text:p>
          </table:table-cell>
          <table:table-cell table:formula="of:=[.B24]" office:value-type="float" office:value="-0.71474738975" calcext:value-type="float">
            <text:p>-0.714747389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1388199125" calcext:value-type="float">
            <text:p>-0.61388199125</text:p>
          </table:table-cell>
          <table:table-cell table:formula="of:=[.B25]" office:value-type="float" office:value="-0.61388199125" calcext:value-type="float">
            <text:p>-0.613881991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1.05438410534444" calcext:value-type="float">
            <text:p>1.05438410534444</text:p>
          </table:table-cell>
          <table:table-cell table:formula="of:=[.B28]" office:value-type="float" office:value="1.05438410534444" calcext:value-type="float">
            <text:p>1.0543841053444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101494262125" calcext:value-type="float">
            <text:p>1.101494262125</text:p>
          </table:table-cell>
          <table:table-cell table:formula="of:=[.B29]" office:value-type="float" office:value="1.101494262125" calcext:value-type="float">
            <text:p>1.1014942621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965506717588981" calcext:value-type="float">
            <text:p>0.965506717588981</text:p>
          </table:table-cell>
          <table:table-cell table:formula="of:=[.B30]" office:value-type="float" office:value="0.965506717588981" calcext:value-type="float">
            <text:p>0.96550671758898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78072823601102" calcext:value-type="float">
            <text:p>1.78072823601102</text:p>
          </table:table-cell>
          <table:table-cell table:formula="of:=[.B31]" office:value-type="float" office:value="1.78072823601102" calcext:value-type="float">
            <text:p>1.7807282360110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8019006761" calcext:value-type="float">
            <text:p>1.8019006761</text:p>
          </table:table-cell>
          <table:table-cell table:formula="of:=[.B32]" office:value-type="float" office:value="1.8019006761" calcext:value-type="float">
            <text:p>1.80190067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4651964998" calcext:value-type="float">
            <text:p>0.4651964998</text:p>
          </table:table-cell>
          <table:table-cell table:formula="of:=[.B35]" office:value-type="float" office:value="0.4651964998" calcext:value-type="float">
            <text:p>0.46519649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1.3731174768" calcext:value-type="float">
            <text:p>1.3731174768</text:p>
          </table:table-cell>
          <table:table-cell table:formula="of:=[.B36]" office:value-type="float" office:value="1.3731174768" calcext:value-type="float">
            <text:p>1.373117476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66690761925" calcext:value-type="float">
            <text:p>1.566690761925</text:p>
          </table:table-cell>
          <table:table-cell table:formula="of:=[.B37]" office:value-type="float" office:value="1.566690761925" calcext:value-type="float">
            <text:p>1.566690761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30484434527778" calcext:value-type="float">
            <text:p>0.330484434527778</text:p>
          </table:table-cell>
          <table:table-cell table:formula="of:=[.B40]" office:value-type="float" office:value="0.330484434527778" calcext:value-type="float">
            <text:p>0.33048443452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9472413595" calcext:value-type="float">
            <text:p>0.69472413595</text:p>
          </table:table-cell>
          <table:table-cell table:formula="of:=[.B41]" office:value-type="float" office:value="0.69472413595" calcext:value-type="float">
            <text:p>0.694724135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26222604035737" calcext:value-type="float">
            <text:p>-0.126222604035737</text:p>
          </table:table-cell>
          <table:table-cell table:formula="of:=[.B42]" office:value-type="float" office:value="-0.126222604035737" calcext:value-type="float">
            <text:p>-0.1262226040357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7946270435736" calcext:value-type="float">
            <text:p>0.387946270435736</text:p>
          </table:table-cell>
          <table:table-cell table:formula="of:=[.B43]" office:value-type="float" office:value="0.387946270435736" calcext:value-type="float">
            <text:p>0.3879462704357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2560543" calcext:value-type="float">
            <text:p>1.32560543</text:p>
          </table:table-cell>
          <table:table-cell table:formula="of:=[.B44]" office:value-type="float" office:value="1.32560543" calcext:value-type="float">
            <text:p>1.325605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006123743" calcext:value-type="float">
            <text:p>-0.2006123743</text:p>
          </table:table-cell>
          <table:table-cell table:formula="of:=[.B45]" office:value-type="float" office:value="-0.2006123743" calcext:value-type="float">
            <text:p>-0.200612374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4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718196898" calcext:value-type="float">
            <text:p>-0.0718196898</text:p>
          </table:table-cell>
          <table:table-cell table:formula="of:=[.B47]" office:value-type="float" office:value="-0.0718196898" calcext:value-type="float">
            <text:p>-0.07181968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308618332" calcext:value-type="float">
            <text:p>0.1308618332</text:p>
          </table:table-cell>
          <table:table-cell table:formula="of:=[.B48]" office:value-type="float" office:value="0.1308618332" calcext:value-type="float">
            <text:p>0.130861833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2290444615" calcext:value-type="float">
            <text:p>0.62290444615</text:p>
          </table:table-cell>
          <table:table-cell table:formula="of:=[.B49]" office:value-type="float" office:value="0.62290444615" calcext:value-type="float">
            <text:p>0.6229044461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0474454761111" calcext:value-type="float">
            <text:p>-0.290474454761111</text:p>
          </table:table-cell>
          <table:table-cell table:formula="of:=[.B52]" office:value-type="float" office:value="-0.290474454761111" calcext:value-type="float">
            <text:p>-0.29047445476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52128743575" calcext:value-type="float">
            <text:p>0.152128743575</text:p>
          </table:table-cell>
          <table:table-cell table:formula="of:=[.B53]" office:value-type="float" office:value="0.152128743575" calcext:value-type="float">
            <text:p>0.1521287435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16717858308859" calcext:value-type="float">
            <text:p>-0.316717858308859</text:p>
          </table:table-cell>
          <table:table-cell table:formula="of:=[.B54]" office:value-type="float" office:value="-0.316717858308859" calcext:value-type="float">
            <text:p>-0.31671785830885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4126599691141" calcext:value-type="float">
            <text:p>-0.204126599691141</text:p>
          </table:table-cell>
          <table:table-cell table:formula="of:=[.B55]" office:value-type="float" office:value="-0.204126599691141" calcext:value-type="float">
            <text:p>-0.20412659969114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391575465" calcext:value-type="float">
            <text:p>-0.4391575465</text:p>
          </table:table-cell>
          <table:table-cell table:formula="of:=[.B57]" office:value-type="float" office:value="-0.4391575465" calcext:value-type="float">
            <text:p>-0.439157546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2617971 -0.61941238 -0.61994661]</text:p>
          </table:table-cell>
          <table:table-cell table:formula="of:=[.B58]" office:value-type="string" office:string-value=" [-0.72617971 -0.61941238 -0.61994661]" calcext:value-type="string">
            <text:p><text:s/>[-0.72617971 -0.61941238 -0.6199466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0989137875" calcext:value-type="float">
            <text:p>-0.30989137875</text:p>
          </table:table-cell>
          <table:table-cell table:formula="of:=[.B59]" office:value-type="float" office:value="-0.30989137875" calcext:value-type="float">
            <text:p>-0.30989137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60422229" calcext:value-type="float">
            <text:p>-0.260422229</text:p>
          </table:table-cell>
          <table:table-cell table:formula="of:=[.B60]" office:value-type="float" office:value="-0.260422229" calcext:value-type="float">
            <text:p>-0.26042222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762635175" calcext:value-type="float">
            <text:p>-0.157762635175</text:p>
          </table:table-cell>
          <table:table-cell table:formula="of:=[.B61]" office:value-type="float" office:value="-0.157762635175" calcext:value-type="float">
            <text:p>-0.157762635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72158190072222" calcext:value-type="float">
            <text:p>-0.472158190072222</text:p>
          </table:table-cell>
          <table:table-cell table:formula="of:=[.B64]" office:value-type="float" office:value="-0.472158190072222" calcext:value-type="float">
            <text:p>-0.47215819007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0411624225" calcext:value-type="float">
            <text:p>0.190411624225</text:p>
          </table:table-cell>
          <table:table-cell table:formula="of:=[.B65]" office:value-type="float" office:value="0.190411624225" calcext:value-type="float">
            <text:p>0.190411624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130981611696" calcext:value-type="float">
            <text:p>-0.5130981611696</text:p>
          </table:table-cell>
          <table:table-cell table:formula="of:=[.B66]" office:value-type="float" office:value="-0.5130981611696" calcext:value-type="float">
            <text:p>-0.513098161169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721735474304" calcext:value-type="float">
            <text:p>-0.3721735474304</text:p>
          </table:table-cell>
          <table:table-cell table:formula="of:=[.B67]" office:value-type="float" office:value="-0.3721735474304" calcext:value-type="float">
            <text:p>-0.372173547430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731541857" calcext:value-type="float">
            <text:p>-0.3731541857</text:p>
          </table:table-cell>
          <table:table-cell table:formula="of:=[.B68]" office:value-type="float" office:value="-0.3731541857" calcext:value-type="float">
            <text:p>-0.373154185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017246667" calcext:value-type="float">
            <text:p>-0.8017246667</text:p>
          </table:table-cell>
          <table:table-cell table:formula="of:=[.B69]" office:value-type="float" office:value="-0.8017246667" calcext:value-type="float">
            <text:p>-0.80172466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780378205" calcext:value-type="float">
            <text:p>-0.5780378205</text:p>
          </table:table-cell>
          <table:table-cell table:formula="of:=[.B71]" office:value-type="float" office:value="-0.5780378205" calcext:value-type="float">
            <text:p>-0.57803782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426358543" calcext:value-type="float">
            <text:p>-0.4426358543</text:p>
          </table:table-cell>
          <table:table-cell table:formula="of:=[.B72]" office:value-type="float" office:value="-0.4426358543" calcext:value-type="float">
            <text:p>-0.442635854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387626196275" calcext:value-type="float">
            <text:p>-0.387626196275</text:p>
          </table:table-cell>
          <table:table-cell table:formula="of:=[.B73]" office:value-type="float" office:value="-0.387626196275" calcext:value-type="float">
            <text:p>-0.387626196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58461799111111" calcext:value-type="float">
            <text:p>0.035846179911111</text:p>
          </table:table-cell>
          <table:table-cell table:formula="of:=[.B76]" office:value-type="float" office:value="0.0358461799111111" calcext:value-type="float">
            <text:p>0.03584617991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774694685" calcext:value-type="float">
            <text:p>0.31774694685</text:p>
          </table:table-cell>
          <table:table-cell table:formula="of:=[.B77]" office:value-type="float" office:value="0.31774694685" calcext:value-type="float">
            <text:p>0.31774694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43102042811921" calcext:value-type="float">
            <text:p>-0.143102042811921</text:p>
          </table:table-cell>
          <table:table-cell table:formula="of:=[.B78]" office:value-type="float" office:value="-0.143102042811921" calcext:value-type="float">
            <text:p>-0.1431020428119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20640923119206" calcext:value-type="float">
            <text:p>0.092064092311921</text:p>
          </table:table-cell>
          <table:table-cell table:formula="of:=[.B79]" office:value-type="float" office:value="0.0920640923119206" calcext:value-type="float">
            <text:p>0.0920640923119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56710806" calcext:value-type="float">
            <text:p>0.4756710806</text:p>
          </table:table-cell>
          <table:table-cell table:formula="of:=[.B80]" office:value-type="float" office:value="0.4756710806" calcext:value-type="float">
            <text:p>0.47567108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11805928" calcext:value-type="float">
            <text:p>-0.2511805928</text:p>
          </table:table-cell>
          <table:table-cell table:formula="of:=[.B81]" office:value-type="float" office:value="-0.2511805928" calcext:value-type="float">
            <text:p>-0.251180592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608421103" calcext:value-type="float">
            <text:p>-0.1608421103</text:p>
          </table:table-cell>
          <table:table-cell table:formula="of:=[.B83]" office:value-type="float" office:value="-0.1608421103" calcext:value-type="float">
            <text:p>-0.160842110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551897525" calcext:value-type="float">
            <text:p>-0.02551897525</text:p>
          </table:table-cell>
          <table:table-cell table:formula="of:=[.B84]" office:value-type="float" office:value="-0.02551897525" calcext:value-type="float">
            <text:p>-0.025518975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5690483655" calcext:value-type="float">
            <text:p>0.15690483655</text:p>
          </table:table-cell>
          <table:table-cell table:formula="of:=[.B85]" office:value-type="float" office:value="0.15690483655" calcext:value-type="float">
            <text:p>0.156904836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94846988088889" calcext:value-type="float">
            <text:p>0.494846988088889</text:p>
          </table:table-cell>
          <table:table-cell table:formula="of:=[.B88]" office:value-type="float" office:value="0.494846988088889" calcext:value-type="float">
            <text:p>0.49484698808888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85610385625" calcext:value-type="float">
            <text:p>0.585610385625</text:p>
          </table:table-cell>
          <table:table-cell table:formula="of:=[.B89]" office:value-type="float" office:value="0.585610385625" calcext:value-type="float">
            <text:p>0.585610385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288267795683443" calcext:value-type="float">
            <text:p>0.288267795683443</text:p>
          </table:table-cell>
          <table:table-cell table:formula="of:=[.B90]" office:value-type="float" office:value="0.288267795683443" calcext:value-type="float">
            <text:p>0.28826779568344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21681027316556" calcext:value-type="float">
            <text:p>0.721681027316556</text:p>
          </table:table-cell>
          <table:table-cell table:formula="of:=[.B91]" office:value-type="float" office:value="0.721681027316556" calcext:value-type="float">
            <text:p>0.72168102731655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4678355556" calcext:value-type="float">
            <text:p>1.4678355556</text:p>
          </table:table-cell>
          <table:table-cell table:formula="of:=[.B92]" office:value-type="float" office:value="1.4678355556" calcext:value-type="float">
            <text:p>1.467835555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9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84395608975" calcext:value-type="float">
            <text:p>0.084395608975</text:p>
          </table:table-cell>
          <table:table-cell table:formula="of:=[.B95]" office:value-type="float" office:value="0.084395608975" calcext:value-type="float">
            <text:p>0.0843956089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5049744115" calcext:value-type="float">
            <text:p>0.5049744115</text:p>
          </table:table-cell>
          <table:table-cell table:formula="of:=[.B96]" office:value-type="float" office:value="0.5049744115" calcext:value-type="float">
            <text:p>0.50497441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700059946" calcext:value-type="float">
            <text:p>0.6700059946</text:p>
          </table:table-cell>
          <table:table-cell table:formula="of:=[.B97]" office:value-type="float" office:value="0.6700059946" calcext:value-type="float">
            <text:p>0.670005994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0107306188333333" calcext:value-type="float">
            <text:p>0.001073061883333</text:p>
          </table:table-cell>
          <table:table-cell table:formula="of:=[.B100]" office:value-type="float" office:value="0.00107306188333333" calcext:value-type="float">
            <text:p>0.0010730618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516363175" calcext:value-type="float">
            <text:p>0.31516363175</text:p>
          </table:table-cell>
          <table:table-cell table:formula="of:=[.B101]" office:value-type="float" office:value="0.31516363175" calcext:value-type="float">
            <text:p>0.315163631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15254578524758" calcext:value-type="float">
            <text:p>-0.115254578524758</text:p>
          </table:table-cell>
          <table:table-cell table:formula="of:=[.B102]" office:value-type="float" office:value="-0.115254578524758" calcext:value-type="float">
            <text:p>-0.11525457852475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7999631924758" calcext:value-type="float">
            <text:p>0.117999631924758</text:p>
          </table:table-cell>
          <table:table-cell table:formula="of:=[.B103]" office:value-type="float" office:value="0.117999631924758" calcext:value-type="float">
            <text:p>0.1179996319247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49843129" calcext:value-type="float">
            <text:p>0.4749843129</text:p>
          </table:table-cell>
          <table:table-cell table:formula="of:=[.B104]" office:value-type="float" office:value="0.4749843129" calcext:value-type="float">
            <text:p>0.47498431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478028797" calcext:value-type="float">
            <text:p>-0.4478028797</text:p>
          </table:table-cell>
          <table:table-cell table:formula="of:=[.B105]" office:value-type="float" office:value="-0.4478028797" calcext:value-type="float">
            <text:p>-0.447802879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969072 <text:s/>-0.63136933]</text:p>
          </table:table-cell>
          <table:table-cell table:formula="of:=[.B106]" office:value-type="string" office:string-value=" [-0.7969072  -0.63136933]" calcext:value-type="string">
            <text:p><text:s/>[-0.7969072 <text:s/>-0.6313693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685117217" calcext:value-type="float">
            <text:p>-0.0685117217</text:p>
          </table:table-cell>
          <table:table-cell table:formula="of:=[.B107]" office:value-type="float" office:value="-0.0685117217" calcext:value-type="float">
            <text:p>-0.068511721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013725267" calcext:value-type="float">
            <text:p>0.0013725267</text:p>
          </table:table-cell>
          <table:table-cell table:formula="of:=[.B108]" office:value-type="float" office:value="0.0013725267" calcext:value-type="float">
            <text:p>0.00137252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4665191005" calcext:value-type="float">
            <text:p>0.24665191005</text:p>
          </table:table-cell>
          <table:table-cell table:formula="of:=[.B109]" office:value-type="float" office:value="0.24665191005" calcext:value-type="float">
            <text:p>0.246651910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37778819233333" calcext:value-type="float">
            <text:p>0.337778819233333</text:p>
          </table:table-cell>
          <table:table-cell table:formula="of:=[.B112]" office:value-type="float" office:value="0.337778819233333" calcext:value-type="float">
            <text:p>0.3377788192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3924860075" calcext:value-type="float">
            <text:p>0.553924860075</text:p>
          </table:table-cell>
          <table:table-cell table:formula="of:=[.B113]" office:value-type="float" office:value="0.553924860075" calcext:value-type="float">
            <text:p>0.5539248600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897895325739527" calcext:value-type="float">
            <text:p>0.089789532573953</text:p>
          </table:table-cell>
          <table:table-cell table:formula="of:=[.B114]" office:value-type="float" office:value="0.0897895325739527" calcext:value-type="float">
            <text:p>0.08978953257395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499752145226047" calcext:value-type="float">
            <text:p>0.499752145226047</text:p>
          </table:table-cell>
          <table:table-cell table:formula="of:=[.B115]" office:value-type="float" office:value="0.499752145226047" calcext:value-type="float">
            <text:p>0.49975214522604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9076946667" calcext:value-type="float">
            <text:p>0.9076946667</text:p>
          </table:table-cell>
          <table:table-cell table:formula="of:=[.B116]" office:value-type="float" office:value="0.9076946667" calcext:value-type="float">
            <text:p>0.907694666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02198909" calcext:value-type="float">
            <text:p>-0.102198909</text:p>
          </table:table-cell>
          <table:table-cell table:formula="of:=[.B117]" office:value-type="float" office:value="-0.102198909" calcext:value-type="float">
            <text:p>-0.10219890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149896815" calcext:value-type="float">
            <text:p>0.05149896815</text:p>
          </table:table-cell>
          <table:table-cell table:formula="of:=[.B119]" office:value-type="float" office:value="0.05149896815" calcext:value-type="float">
            <text:p>0.0514989681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947708389" calcext:value-type="float">
            <text:p>0.2947708389</text:p>
          </table:table-cell>
          <table:table-cell table:formula="of:=[.B120]" office:value-type="float" office:value="0.2947708389" calcext:value-type="float">
            <text:p>0.294770838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423828225" calcext:value-type="float">
            <text:p>0.605423828225</text:p>
          </table:table-cell>
          <table:table-cell table:formula="of:=[.B121]" office:value-type="float" office:value="0.605423828225" calcext:value-type="float">
            <text:p>0.6054238282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3647034988889" calcext:value-type="float">
            <text:p>-0.293647034988889</text:p>
          </table:table-cell>
          <table:table-cell table:formula="of:=[.B124]" office:value-type="float" office:value="-0.293647034988889" calcext:value-type="float">
            <text:p>-0.29364703498888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639205275" calcext:value-type="float">
            <text:p>0.19639205275</text:p>
          </table:table-cell>
          <table:table-cell table:formula="of:=[.B125]" office:value-type="float" office:value="0.19639205275" calcext:value-type="float">
            <text:p>0.19639205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11739536888318" calcext:value-type="float">
            <text:p>-0.411739536888318</text:p>
          </table:table-cell>
          <table:table-cell table:formula="of:=[.B126]" office:value-type="float" office:value="-0.411739536888318" calcext:value-type="float">
            <text:p>-0.41173953688831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6388777511682" calcext:value-type="float">
            <text:p>-0.266388777511682</text:p>
          </table:table-cell>
          <table:table-cell table:formula="of:=[.B127]" office:value-type="float" office:value="-0.266388777511682" calcext:value-type="float">
            <text:p>-0.26638877751168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23455" calcext:value-type="float">
            <text:p>-0.623455</text:p>
          </table:table-cell>
          <table:table-cell table:formula="of:=[.B129]" office:value-type="float" office:value="-0.623455" calcext:value-type="float">
            <text:p>-0.62345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76797966375" calcext:value-type="float">
            <text:p>-0.376797966375</text:p>
          </table:table-cell>
          <table:table-cell table:formula="of:=[.B131]" office:value-type="float" office:value="-0.376797966375" calcext:value-type="float">
            <text:p>-0.3767979663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390641572" calcext:value-type="float">
            <text:p>-0.3390641572</text:p>
          </table:table-cell>
          <table:table-cell table:formula="of:=[.B132]" office:value-type="float" office:value="-0.3390641572" calcext:value-type="float">
            <text:p>-0.339064157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80405913625" calcext:value-type="float">
            <text:p>-0.180405913625</text:p>
          </table:table-cell>
          <table:table-cell table:formula="of:=[.B133]" office:value-type="float" office:value="-0.180405913625" calcext:value-type="float">
            <text:p>-0.1804059136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83131870116667" calcext:value-type="float">
            <text:p>-0.183131870116667</text:p>
          </table:table-cell>
          <table:table-cell table:formula="of:=[.B136]" office:value-type="float" office:value="-0.183131870116667" calcext:value-type="float">
            <text:p>-0.18313187011666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9139344625" calcext:value-type="float">
            <text:p>0.449139344625</text:p>
          </table:table-cell>
          <table:table-cell table:formula="of:=[.B137]" office:value-type="float" office:value="0.449139344625" calcext:value-type="float">
            <text:p>0.449139344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36773353754257" calcext:value-type="float">
            <text:p>-0.336773353754257</text:p>
          </table:table-cell>
          <table:table-cell table:formula="of:=[.B138]" office:value-type="float" office:value="-0.336773353754257" calcext:value-type="float">
            <text:p>-0.33677335375425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0436303524574322" calcext:value-type="float">
            <text:p>-0.004363035245743</text:p>
          </table:table-cell>
          <table:table-cell table:formula="of:=[.B139]" office:value-type="float" office:value="-0.00436303524574322" calcext:value-type="float">
            <text:p>-0.00436303524574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79045" calcext:value-type="float">
            <text:p>0.279045</text:p>
          </table:table-cell>
          <table:table-cell table:formula="of:=[.B140]" office:value-type="float" office:value="0.279045" calcext:value-type="float">
            <text:p>0.27904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45544655" calcext:value-type="float">
            <text:p>-0.5045544655</text:p>
          </table:table-cell>
          <table:table-cell table:formula="of:=[.B141]" office:value-type="float" office:value="-0.5045544655" calcext:value-type="float">
            <text:p>-0.504554465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4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53046406575" calcext:value-type="float">
            <text:p>-0.453046406575</text:p>
          </table:table-cell>
          <table:table-cell table:formula="of:=[.B143]" office:value-type="float" office:value="-0.453046406575" calcext:value-type="float">
            <text:p>-0.4530464065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05681945" calcext:value-type="float">
            <text:p>-0.1705681945</text:p>
          </table:table-cell>
          <table:table-cell table:formula="of:=[.B144]" office:value-type="float" office:value="-0.1705681945" calcext:value-type="float">
            <text:p>-0.170568194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390706195" calcext:value-type="float">
            <text:p>-0.00390706195</text:p>
          </table:table-cell>
          <table:table-cell table:formula="of:=[.B145]" office:value-type="float" office:value="-0.00390706195" calcext:value-type="float">
            <text:p>-0.0039070619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8087797422222" calcext:value-type="float">
            <text:p>-0.218087797422222</text:p>
          </table:table-cell>
          <table:table-cell table:formula="of:=[.B148]" office:value-type="float" office:value="-0.218087797422222" calcext:value-type="float">
            <text:p>-0.2180877974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5261082525" calcext:value-type="float">
            <text:p>0.335261082525</text:p>
          </table:table-cell>
          <table:table-cell table:formula="of:=[.B149]" office:value-type="float" office:value="0.335261082525" calcext:value-type="float">
            <text:p>0.3352610825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3188583010885" calcext:value-type="float">
            <text:p>-0.33188583010885</text:p>
          </table:table-cell>
          <table:table-cell table:formula="of:=[.B150]" office:value-type="float" office:value="-0.33188583010885" calcext:value-type="float">
            <text:p>-0.3318858301088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837573938911496" calcext:value-type="float">
            <text:p>-0.08375739389115</text:p>
          </table:table-cell>
          <table:table-cell table:formula="of:=[.B151]" office:value-type="float" office:value="-0.0837573938911496" calcext:value-type="float">
            <text:p>-0.0837573938911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23067899" calcext:value-type="float">
            <text:p>0.0723067899</text:p>
          </table:table-cell>
          <table:table-cell table:formula="of:=[.B152]" office:value-type="float" office:value="0.0723067899" calcext:value-type="float">
            <text:p>0.072306789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439284987" calcext:value-type="float">
            <text:p>-0.7439284987</text:p>
          </table:table-cell>
          <table:table-cell table:formula="of:=[.B153]" office:value-type="float" office:value="-0.7439284987" calcext:value-type="float">
            <text:p>-0.74392849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11353425" calcext:value-type="float">
            <text:p>-0.3611353425</text:p>
          </table:table-cell>
          <table:table-cell table:formula="of:=[.B155]" office:value-type="float" office:value="-0.3611353425" calcext:value-type="float">
            <text:p>-0.3611353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07821612" calcext:value-type="float">
            <text:p>-0.207821612</text:p>
          </table:table-cell>
          <table:table-cell table:formula="of:=[.B156]" office:value-type="float" office:value="-0.207821612" calcext:value-type="float">
            <text:p>-0.2078216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25874259975" calcext:value-type="float">
            <text:p>-0.025874259975</text:p>
          </table:table-cell>
          <table:table-cell table:formula="of:=[.B157]" office:value-type="float" office:value="-0.025874259975" calcext:value-type="float">
            <text:p>-0.025874259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95001932277778" calcext:value-type="float">
            <text:p>-0.019500193227778</text:p>
          </table:table-cell>
          <table:table-cell table:formula="of:=[.B160]" office:value-type="float" office:value="-0.0195001932277778" calcext:value-type="float">
            <text:p>-0.01950019322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8307449625" calcext:value-type="float">
            <text:p>0.318307449625</text:p>
          </table:table-cell>
          <table:table-cell table:formula="of:=[.B161]" office:value-type="float" office:value="0.318307449625" calcext:value-type="float">
            <text:p>0.318307449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10229273592431" calcext:value-type="float">
            <text:p>-0.110229273592431</text:p>
          </table:table-cell>
          <table:table-cell table:formula="of:=[.B162]" office:value-type="float" office:value="-0.110229273592431" calcext:value-type="float">
            <text:p>-0.11022927359243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25351692492431" calcext:value-type="float">
            <text:p>0.125351692492431</text:p>
          </table:table-cell>
          <table:table-cell table:formula="of:=[.B163]" office:value-type="float" office:value="0.125351692492431" calcext:value-type="float">
            <text:p>0.12535169249243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108401569" calcext:value-type="float">
            <text:p>0.3108401569</text:p>
          </table:table-cell>
          <table:table-cell table:formula="of:=[.B164]" office:value-type="float" office:value="0.3108401569" calcext:value-type="float">
            <text:p>0.31084015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12167491" calcext:value-type="float">
            <text:p>-0.512167491</text:p>
          </table:table-cell>
          <table:table-cell table:formula="of:=[.B165]" office:value-type="float" office:value="-0.512167491" calcext:value-type="float">
            <text:p>-0.51216749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90091066675" calcext:value-type="float">
            <text:p>-0.190091066675</text:p>
          </table:table-cell>
          <table:table-cell table:formula="of:=[.B167]" office:value-type="float" office:value="-0.190091066675" calcext:value-type="float">
            <text:p>-0.1900910666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0756120945" calcext:value-type="float">
            <text:p>0.00756120945</text:p>
          </table:table-cell>
          <table:table-cell table:formula="of:=[.B168]" office:value-type="float" office:value="0.00756120945" calcext:value-type="float">
            <text:p>0.0075612094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2821638295" calcext:value-type="float">
            <text:p>0.12821638295</text:p>
          </table:table-cell>
          <table:table-cell table:formula="of:=[.B169]" office:value-type="float" office:value="0.12821638295" calcext:value-type="float">
            <text:p>0.1282163829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4106476316667" calcext:value-type="float">
            <text:p>-0.254106476316667</text:p>
          </table:table-cell>
          <table:table-cell table:formula="of:=[.B172]" office:value-type="float" office:value="-0.254106476316667" calcext:value-type="float">
            <text:p>-0.25410647631666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669014502" calcext:value-type="float">
            <text:p>0.3669014502</text:p>
          </table:table-cell>
          <table:table-cell table:formula="of:=[.B173]" office:value-type="float" office:value="0.3669014502" calcext:value-type="float">
            <text:p>0.36690145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03501860812616" calcext:value-type="float">
            <text:p>-0.403501860812616</text:p>
          </table:table-cell>
          <table:table-cell table:formula="of:=[.B174]" office:value-type="float" office:value="-0.403501860812616" calcext:value-type="float">
            <text:p>-0.4035018608126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31956227187383" calcext:value-type="float">
            <text:p>-0.131956227187383</text:p>
          </table:table-cell>
          <table:table-cell table:formula="of:=[.B175]" office:value-type="float" office:value="-0.131956227187383" calcext:value-type="float">
            <text:p>-0.13195622718738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00462413" calcext:value-type="float">
            <text:p>0.1600462413</text:p>
          </table:table-cell>
          <table:table-cell table:formula="of:=[.B176]" office:value-type="float" office:value="0.1600462413" calcext:value-type="float">
            <text:p>0.160046241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2273" calcext:value-type="float">
            <text:p>-0.62273</text:p>
          </table:table-cell>
          <table:table-cell table:formula="of:=[.B177]" office:value-type="float" office:value="-0.62273" calcext:value-type="float">
            <text:p>-0.6227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58672717725" calcext:value-type="float">
            <text:p>-0.458672717725</text:p>
          </table:table-cell>
          <table:table-cell table:formula="of:=[.B179]" office:value-type="float" office:value="-0.458672717725" calcext:value-type="float">
            <text:p>-0.458672717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67729044" calcext:value-type="float">
            <text:p>-0.267729044</text:p>
          </table:table-cell>
          <table:table-cell table:formula="of:=[.B180]" office:value-type="float" office:value="-0.267729044" calcext:value-type="float">
            <text:p>-0.26772904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91771267525" calcext:value-type="float">
            <text:p>-0.091771267525</text:p>
          </table:table-cell>
          <table:table-cell table:formula="of:=[.B181]" office:value-type="float" office:value="-0.091771267525" calcext:value-type="float">
            <text:p>-0.0917712675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4780848311111" calcext:value-type="float">
            <text:p>0.344780848311111</text:p>
          </table:table-cell>
          <table:table-cell table:formula="of:=[.B184]" office:value-type="float" office:value="0.344780848311111" calcext:value-type="float">
            <text:p>0.34478084831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793658536025" calcext:value-type="float">
            <text:p>0.793658536025</text:p>
          </table:table-cell>
          <table:table-cell table:formula="of:=[.B185]" office:value-type="float" office:value="0.793658536025" calcext:value-type="float">
            <text:p>0.793658536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705973777495629" calcext:value-type="float">
            <text:p>-0.070597377749563</text:p>
          </table:table-cell>
          <table:table-cell table:formula="of:=[.B186]" office:value-type="float" office:value="-0.0705973777495629" calcext:value-type="float">
            <text:p>-0.07059737774956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516793350549563" calcext:value-type="float">
            <text:p>0.516793350549563</text:p>
          </table:table-cell>
          <table:table-cell table:formula="of:=[.B187]" office:value-type="float" office:value="0.516793350549563" calcext:value-type="float">
            <text:p>0.5167933505495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0586262927" calcext:value-type="float">
            <text:p>1.0586262927</text:p>
          </table:table-cell>
          <table:table-cell table:formula="of:=[.B188]" office:value-type="float" office:value="1.0586262927" calcext:value-type="float">
            <text:p>1.058626292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2217988" calcext:value-type="float">
            <text:p>-0.32217988</text:p>
          </table:table-cell>
          <table:table-cell table:formula="of:=[.B189]" office:value-type="float" office:value="-0.32217988" calcext:value-type="float">
            <text:p>-0.3221798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06656338775" calcext:value-type="float">
            <text:p>0.006656338775</text:p>
          </table:table-cell>
          <table:table-cell table:formula="of:=[.B191]" office:value-type="float" office:value="0.006656338775" calcext:value-type="float">
            <text:p>0.006656338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230979864" calcext:value-type="float">
            <text:p>0.2230979864</text:p>
          </table:table-cell>
          <table:table-cell table:formula="of:=[.B192]" office:value-type="float" office:value="0.2230979864" calcext:value-type="float">
            <text:p>0.223097986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8003148748" calcext:value-type="float">
            <text:p>0.8003148748</text:p>
          </table:table-cell>
          <table:table-cell table:formula="of:=[.B193]" office:value-type="float" office:value="0.8003148748" calcext:value-type="float">
            <text:p>0.800314874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03966646572222" calcext:value-type="float">
            <text:p>0.403966646572222</text:p>
          </table:table-cell>
          <table:table-cell table:formula="of:=[.B196]" office:value-type="float" office:value="0.403966646572222" calcext:value-type="float">
            <text:p>0.40396664657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6753554365" calcext:value-type="float">
            <text:p>0.36753554365</text:p>
          </table:table-cell>
          <table:table-cell table:formula="of:=[.B197]" office:value-type="float" office:value="0.36753554365" calcext:value-type="float">
            <text:p>0.367535543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747469906900204" calcext:value-type="float">
            <text:p>0.07474699069002</text:p>
          </table:table-cell>
          <table:table-cell table:formula="of:=[.B198]" office:value-type="float" office:value="0.0747469906900204" calcext:value-type="float">
            <text:p>0.0747469906900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4676192010998" calcext:value-type="float">
            <text:p>0.34676192010998</text:p>
          </table:table-cell>
          <table:table-cell table:formula="of:=[.B199]" office:value-type="float" office:value="0.34676192010998" calcext:value-type="float">
            <text:p>0.3467619201099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962080569" calcext:value-type="float">
            <text:p>0.5962080569</text:p>
          </table:table-cell>
          <table:table-cell table:formula="of:=[.B200]" office:value-type="float" office:value="0.5962080569" calcext:value-type="float">
            <text:p>0.59620805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223553178" calcext:value-type="float">
            <text:p>-0.1223553178</text:p>
          </table:table-cell>
          <table:table-cell table:formula="of:=[.B201]" office:value-type="float" office:value="-0.1223553178" calcext:value-type="float">
            <text:p>-0.122355317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494839]</text:p>
          </table:table-cell>
          <table:table-cell table:formula="of:=[.B202]" office:value-type="string" office:string-value=" [3.494839]" calcext:value-type="string">
            <text:p><text:s/>[3.49483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0311400275" calcext:value-type="float">
            <text:p>0.050311400275</text:p>
          </table:table-cell>
          <table:table-cell table:formula="of:=[.B203]" office:value-type="float" office:value="0.050311400275" calcext:value-type="float">
            <text:p>0.0503114002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107544554" calcext:value-type="float">
            <text:p>0.2107544554</text:p>
          </table:table-cell>
          <table:table-cell table:formula="of:=[.B204]" office:value-type="float" office:value="0.2107544554" calcext:value-type="float">
            <text:p>0.210754455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417846943925" calcext:value-type="float">
            <text:p>0.417846943925</text:p>
          </table:table-cell>
          <table:table-cell table:formula="of:=[.B205]" office:value-type="float" office:value="0.417846943925" calcext:value-type="float">
            <text:p>0.417846943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05126712094444" calcext:value-type="float">
            <text:p>-0.105126712094444</text:p>
          </table:table-cell>
          <table:table-cell table:formula="of:=[.B208]" office:value-type="float" office:value="-0.105126712094444" calcext:value-type="float">
            <text:p>-0.10512671209444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9118073875" calcext:value-type="float">
            <text:p>0.469118073875</text:p>
          </table:table-cell>
          <table:table-cell table:formula="of:=[.B209]" office:value-type="float" office:value="0.469118073875" calcext:value-type="float">
            <text:p>0.46911807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97372555985423" calcext:value-type="float">
            <text:p>-0.297372555985423</text:p>
          </table:table-cell>
          <table:table-cell table:formula="of:=[.B210]" office:value-type="float" office:value="-0.297372555985423" calcext:value-type="float">
            <text:p>-0.2973725559854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98241218854231" calcext:value-type="float">
            <text:p>0.049824121885423</text:p>
          </table:table-cell>
          <table:table-cell table:formula="of:=[.B211]" office:value-type="float" office:value="0.0498241218854231" calcext:value-type="float">
            <text:p>0.04982412188542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733571593" calcext:value-type="float">
            <text:p>0.2733571593</text:p>
          </table:table-cell>
          <table:table-cell table:formula="of:=[.B212]" office:value-type="float" office:value="0.2733571593" calcext:value-type="float">
            <text:p>0.273357159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972758848" calcext:value-type="float">
            <text:p>-0.5972758848</text:p>
          </table:table-cell>
          <table:table-cell table:formula="of:=[.B213]" office:value-type="float" office:value="-0.5972758848" calcext:value-type="float">
            <text:p>-0.597275884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64631883]</text:p>
          </table:table-cell>
          <table:table-cell table:formula="of:=[.B214]" office:value-type="string" office:string-value=" [1.64631883]" calcext:value-type="string">
            <text:p><text:s/>[1.6463188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69118073875" calcext:value-type="float">
            <text:p>-0.469118073875</text:p>
          </table:table-cell>
          <table:table-cell table:formula="of:=[.B215]" office:value-type="float" office:value="-0.469118073875" calcext:value-type="float">
            <text:p>-0.469118073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2377421705" calcext:value-type="float">
            <text:p>-0.12377421705</text:p>
          </table:table-cell>
          <table:table-cell table:formula="of:=[.B216]" office:value-type="float" office:value="-0.12377421705" calcext:value-type="float">
            <text:p>-0.1237742170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142944941322222" calcext:value-type="float">
            <text:p>0.142944941322222</text:p>
          </table:table-cell>
          <table:table-cell table:formula="of:=[.B220]" office:value-type="float" office:value="0.142944941322222" calcext:value-type="float">
            <text:p>0.1429449413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19320838" calcext:value-type="float">
            <text:p>0.4619320838</text:p>
          </table:table-cell>
          <table:table-cell table:formula="of:=[.B221]" office:value-type="float" office:value="0.4619320838" calcext:value-type="float">
            <text:p>0.461932083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36825145642367" calcext:value-type="float">
            <text:p>-0.136825145642367</text:p>
          </table:table-cell>
          <table:table-cell table:formula="of:=[.B222]" office:value-type="float" office:value="-0.136825145642367" calcext:value-type="float">
            <text:p>-0.1368251456423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05053144342367" calcext:value-type="float">
            <text:p>0.205053144342367</text:p>
          </table:table-cell>
          <table:table-cell table:formula="of:=[.B223]" office:value-type="float" office:value="0.205053144342367" calcext:value-type="float">
            <text:p>0.2050531443423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63277556" calcext:value-type="float">
            <text:p>0.6263277556</text:p>
          </table:table-cell>
          <table:table-cell table:formula="of:=[.B224]" office:value-type="float" office:value="0.6263277556" calcext:value-type="float">
            <text:p>0.626327755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51006467" calcext:value-type="float">
            <text:p>-0.4151006467</text:p>
          </table:table-cell>
          <table:table-cell table:formula="of:=[.B225]" office:value-type="float" office:value="-0.4151006467" calcext:value-type="float">
            <text:p>-0.41510064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477244]</text:p>
          </table:table-cell>
          <table:table-cell table:formula="of:=[.B226]" office:value-type="string" office:string-value=" [2.477244]" calcext:value-type="string">
            <text:p><text:s/>[2.477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42059308425" calcext:value-type="float">
            <text:p>-0.242059308425</text:p>
          </table:table-cell>
          <table:table-cell table:formula="of:=[.B227]" office:value-type="float" office:value="-0.242059308425" calcext:value-type="float">
            <text:p>-0.242059308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3411399935" calcext:value-type="float">
            <text:p>0.03411399935</text:p>
          </table:table-cell>
          <table:table-cell table:formula="of:=[.B228]" office:value-type="float" office:value="0.03411399935" calcext:value-type="float">
            <text:p>0.034113999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19872775375" calcext:value-type="float">
            <text:p>0.219872775375</text:p>
          </table:table-cell>
          <table:table-cell table:formula="of:=[.B229]" office:value-type="float" office:value="0.219872775375" calcext:value-type="float">
            <text:p>0.219872775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5813153883333" calcext:value-type="float">
            <text:p>-0.215813153883333</text:p>
          </table:table-cell>
          <table:table-cell table:formula="of:=[.B232]" office:value-type="float" office:value="-0.215813153883333" calcext:value-type="float">
            <text:p>-0.2158131538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0175090225" calcext:value-type="float">
            <text:p>0.330175090225</text:p>
          </table:table-cell>
          <table:table-cell table:formula="of:=[.B233]" office:value-type="float" office:value="0.330175090225" calcext:value-type="float">
            <text:p>0.330175090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2786980094952" calcext:value-type="float">
            <text:p>-0.352786980094952</text:p>
          </table:table-cell>
          <table:table-cell table:formula="of:=[.B234]" office:value-type="float" office:value="-0.352786980094952" calcext:value-type="float">
            <text:p>-0.3527869800949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08422712705048" calcext:value-type="float">
            <text:p>-0.108422712705048</text:p>
          </table:table-cell>
          <table:table-cell table:formula="of:=[.B235]" office:value-type="float" office:value="-0.108422712705048" calcext:value-type="float">
            <text:p>-0.1084227127050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8612003" calcext:value-type="float">
            <text:p>0.268612003</text:p>
          </table:table-cell>
          <table:table-cell table:formula="of:=[.B236]" office:value-type="float" office:value="0.268612003" calcext:value-type="float">
            <text:p>0.26861200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371696429" calcext:value-type="float">
            <text:p>-0.7371696429</text:p>
          </table:table-cell>
          <table:table-cell table:formula="of:=[.B237]" office:value-type="float" office:value="-0.7371696429" calcext:value-type="float">
            <text:p>-0.737169642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47962]</text:p>
          </table:table-cell>
          <table:table-cell table:formula="of:=[.B238]" office:value-type="string" office:string-value=" [-0.847962]" calcext:value-type="string">
            <text:p><text:s/>[-0.847962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28821033775" calcext:value-type="float">
            <text:p>-0.328821033775</text:p>
          </table:table-cell>
          <table:table-cell table:formula="of:=[.B239]" office:value-type="float" office:value="-0.328821033775" calcext:value-type="float">
            <text:p>-0.328821033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06048464" calcext:value-type="float">
            <text:p>-0.2306048464</text:p>
          </table:table-cell>
          <table:table-cell table:formula="of:=[.B240]" office:value-type="float" office:value="-0.2306048464" calcext:value-type="float">
            <text:p>-0.230604846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0135405645" calcext:value-type="float">
            <text:p>0.00135405645</text:p>
          </table:table-cell>
          <table:table-cell table:formula="of:=[.B241]" office:value-type="float" office:value="0.00135405645" calcext:value-type="float">
            <text:p>0.001354056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83132177205556" calcext:value-type="float">
            <text:p>-0.183132177205556</text:p>
          </table:table-cell>
          <table:table-cell table:formula="of:=[.B244]" office:value-type="float" office:value="-0.183132177205556" calcext:value-type="float">
            <text:p>-0.18313217720555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2134919455" calcext:value-type="float">
            <text:p>0.42134919455</text:p>
          </table:table-cell>
          <table:table-cell table:formula="of:=[.B245]" office:value-type="float" office:value="0.42134919455" calcext:value-type="float">
            <text:p>0.421349194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8628371136886" calcext:value-type="float">
            <text:p>-0.368628371136886</text:p>
          </table:table-cell>
          <table:table-cell table:formula="of:=[.B246]" office:value-type="float" office:value="-0.368628371136886" calcext:value-type="float">
            <text:p>-0.36862837113688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56785684363114" calcext:value-type="float">
            <text:p>-0.056785684363114</text:p>
          </table:table-cell>
          <table:table-cell table:formula="of:=[.B247]" office:value-type="float" office:value="-0.056785684363114" calcext:value-type="float">
            <text:p>-0.05678568436311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18568767" calcext:value-type="float">
            <text:p>0.0718568767</text:p>
          </table:table-cell>
          <table:table-cell table:formula="of:=[.B248]" office:value-type="float" office:value="0.0718568767" calcext:value-type="float">
            <text:p>0.071856876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432292551" calcext:value-type="float">
            <text:p>-0.5432292551</text:p>
          </table:table-cell>
          <table:table-cell table:formula="of:=[.B249]" office:value-type="float" office:value="-0.5432292551" calcext:value-type="float">
            <text:p>-0.543229255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78219949]</text:p>
          </table:table-cell>
          <table:table-cell table:formula="of:=[.B250]" office:value-type="string" office:string-value=" [0.78219949]" calcext:value-type="string">
            <text:p><text:s/>[0.7821994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28406679825" calcext:value-type="float">
            <text:p>-0.428406679825</text:p>
          </table:table-cell>
          <table:table-cell table:formula="of:=[.B251]" office:value-type="float" office:value="-0.428406679825" calcext:value-type="float">
            <text:p>-0.42840667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1270702775" calcext:value-type="float">
            <text:p>-0.21270702775</text:p>
          </table:table-cell>
          <table:table-cell table:formula="of:=[.B252]" office:value-type="float" office:value="-0.21270702775" calcext:value-type="float">
            <text:p>-0.212707027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7057485275" calcext:value-type="float">
            <text:p>-0.007057485275</text:p>
          </table:table-cell>
          <table:table-cell table:formula="of:=[.B253]" office:value-type="float" office:value="-0.007057485275" calcext:value-type="float">
            <text:p>-0.007057485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07276936183333" calcext:value-type="float">
            <text:p>-0.307276936183333</text:p>
          </table:table-cell>
          <table:table-cell table:formula="of:=[.B256]" office:value-type="float" office:value="-0.307276936183333" calcext:value-type="float">
            <text:p>-0.3072769361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32984816925" calcext:value-type="float">
            <text:p>0.432984816925</text:p>
          </table:table-cell>
          <table:table-cell table:formula="of:=[.B257]" office:value-type="float" office:value="0.432984816925" calcext:value-type="float">
            <text:p>0.4329848169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40640573653873" calcext:value-type="float">
            <text:p>-0.540640573653873</text:p>
          </table:table-cell>
          <table:table-cell table:formula="of:=[.B258]" office:value-type="float" office:value="-0.540640573653873" calcext:value-type="float">
            <text:p>-0.5406405736538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20186303446127" calcext:value-type="float">
            <text:p>-0.220186303446127</text:p>
          </table:table-cell>
          <table:table-cell table:formula="of:=[.B259]" office:value-type="float" office:value="-0.220186303446127" calcext:value-type="float">
            <text:p>-0.2201863034461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996461408" calcext:value-type="float">
            <text:p>-0.6996461408</text:p>
          </table:table-cell>
          <table:table-cell table:formula="of:=[.B261]" office:value-type="float" office:value="-0.6996461408" calcext:value-type="float">
            <text:p>-0.699646140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565856]</text:p>
          </table:table-cell>
          <table:table-cell table:formula="of:=[.B262]" office:value-type="string" office:string-value=" [0.565856]" calcext:value-type="string">
            <text:p><text:s/>[0.56585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30091033" calcext:value-type="float">
            <text:p>-0.5530091033</text:p>
          </table:table-cell>
          <table:table-cell table:formula="of:=[.B263]" office:value-type="float" office:value="-0.5530091033" calcext:value-type="float">
            <text:p>-0.553009103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8041343855" calcext:value-type="float">
            <text:p>-0.38041343855</text:p>
          </table:table-cell>
          <table:table-cell table:formula="of:=[.B264]" office:value-type="float" office:value="-0.38041343855" calcext:value-type="float">
            <text:p>-0.380413438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0024286375" calcext:value-type="float">
            <text:p>-0.120024286375</text:p>
          </table:table-cell>
          <table:table-cell table:formula="of:=[.B265]" office:value-type="float" office:value="-0.120024286375" calcext:value-type="float">
            <text:p>-0.120024286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09598924305556" calcext:value-type="float">
            <text:p>-0.109598924305556</text:p>
          </table:table-cell>
          <table:table-cell table:formula="of:=[.B268]" office:value-type="float" office:value="-0.109598924305556" calcext:value-type="float">
            <text:p>-0.10959892430555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280202865" calcext:value-type="float">
            <text:p>0.39280202865</text:p>
          </table:table-cell>
          <table:table-cell table:formula="of:=[.B269]" office:value-type="float" office:value="0.39280202865" calcext:value-type="float">
            <text:p>0.392802028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770870633976" calcext:value-type="float">
            <text:p>-0.199770870633976</text:p>
          </table:table-cell>
          <table:table-cell table:formula="of:=[.B270]" office:value-type="float" office:value="-0.199770870633976" calcext:value-type="float">
            <text:p>-0.19977087063397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09439131339762" calcext:value-type="float">
            <text:p>0.090943913133976</text:p>
          </table:table-cell>
          <table:table-cell table:formula="of:=[.B271]" office:value-type="float" office:value="0.0909439131339762" calcext:value-type="float">
            <text:p>0.09094391313397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410829062" calcext:value-type="float">
            <text:p>0.3410829062</text:p>
          </table:table-cell>
          <table:table-cell table:formula="of:=[.B272]" office:value-type="float" office:value="0.3410829062" calcext:value-type="float">
            <text:p>0.341082906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38477201" calcext:value-type="float">
            <text:p>-0.5738477201</text:p>
          </table:table-cell>
          <table:table-cell table:formula="of:=[.B273]" office:value-type="float" office:value="-0.5738477201" calcext:value-type="float">
            <text:p>-0.573847720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12365493775" calcext:value-type="float">
            <text:p>-0.312365493775</text:p>
          </table:table-cell>
          <table:table-cell table:formula="of:=[.B275]" office:value-type="float" office:value="-0.312365493775" calcext:value-type="float">
            <text:p>-0.312365493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441347875" calcext:value-type="float">
            <text:p>-0.05441347875</text:p>
          </table:table-cell>
          <table:table-cell table:formula="of:=[.B276]" office:value-type="float" office:value="-0.05441347875" calcext:value-type="float">
            <text:p>-0.054413478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80436534875" calcext:value-type="float">
            <text:p>0.080436534875</text:p>
          </table:table-cell>
          <table:table-cell table:formula="of:=[.B277]" office:value-type="float" office:value="0.080436534875" calcext:value-type="float">
            <text:p>0.0804365348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187729282" calcext:value-type="float">
            <text:p>-0.4187729282</text:p>
          </table:table-cell>
          <table:table-cell table:formula="of:=[.B280]" office:value-type="float" office:value="-0.4187729282" calcext:value-type="float">
            <text:p>-0.41877292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0003098125" calcext:value-type="float">
            <text:p>0.440003098125</text:p>
          </table:table-cell>
          <table:table-cell table:formula="of:=[.B281]" office:value-type="float" office:value="0.440003098125" calcext:value-type="float">
            <text:p>0.4400030981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67469798100275" calcext:value-type="float">
            <text:p>-0.667469798100275</text:p>
          </table:table-cell>
          <table:table-cell table:formula="of:=[.B282]" office:value-type="float" office:value="-0.667469798100275" calcext:value-type="float">
            <text:p>-0.6674697981002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821262199725" calcext:value-type="float">
            <text:p>-0.341821262199725</text:p>
          </table:table-cell>
          <table:table-cell table:formula="of:=[.B283]" office:value-type="float" office:value="-0.341821262199725" calcext:value-type="float">
            <text:p>-0.3418212621997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823267512" calcext:value-type="float">
            <text:p>-0.8823267512</text:p>
          </table:table-cell>
          <table:table-cell table:formula="of:=[.B285]" office:value-type="float" office:value="-0.8823267512" calcext:value-type="float">
            <text:p>-0.882326751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258884725" calcext:value-type="float">
            <text:p>-0.59258884725</text:p>
          </table:table-cell>
          <table:table-cell table:formula="of:=[.B287]" office:value-type="float" office:value="-0.59258884725" calcext:value-type="float">
            <text:p>-0.59258884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0464553015" calcext:value-type="float">
            <text:p>-0.50464553015</text:p>
          </table:table-cell>
          <table:table-cell table:formula="of:=[.B288]" office:value-type="float" office:value="-0.50464553015" calcext:value-type="float">
            <text:p>-0.504645530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2585749125" calcext:value-type="float">
            <text:p>-0.152585749125</text:p>
          </table:table-cell>
          <table:table-cell table:formula="of:=[.B289]" office:value-type="float" office:value="-0.152585749125" calcext:value-type="float">
            <text:p>-0.1525857491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4727921177778" calcext:value-type="float">
            <text:p>-0.294727921177778</text:p>
          </table:table-cell>
          <table:table-cell table:formula="of:=[.B292]" office:value-type="float" office:value="-0.294727921177778" calcext:value-type="float">
            <text:p>-0.29472792117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26336467925" calcext:value-type="float">
            <text:p>0.526336467925</text:p>
          </table:table-cell>
          <table:table-cell table:formula="of:=[.B293]" office:value-type="float" office:value="0.526336467925" calcext:value-type="float">
            <text:p>0.5263364679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23286324493068" calcext:value-type="float">
            <text:p>-0.623286324493068</text:p>
          </table:table-cell>
          <table:table-cell table:formula="of:=[.B294]" office:value-type="float" office:value="-0.623286324493068" calcext:value-type="float">
            <text:p>-0.62328632449306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33742021506932" calcext:value-type="float">
            <text:p>-0.233742021506932</text:p>
          </table:table-cell>
          <table:table-cell table:formula="of:=[.B295]" office:value-type="float" office:value="-0.233742021506932" calcext:value-type="float">
            <text:p>-0.23374202150693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212327864" calcext:value-type="float">
            <text:p>0.2212327864</text:p>
          </table:table-cell>
          <table:table-cell table:formula="of:=[.B296]" office:value-type="float" office:value="0.2212327864" calcext:value-type="float">
            <text:p>0.221232786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57534" calcext:value-type="float">
            <text:p>-0.657534</text:p>
          </table:table-cell>
          <table:table-cell table:formula="of:=[.B297]" office:value-type="float" office:value="-0.657534" calcext:value-type="float">
            <text:p>-0.65753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6403979025" calcext:value-type="float">
            <text:p>-0.536403979025</text:p>
          </table:table-cell>
          <table:table-cell table:formula="of:=[.B299]" office:value-type="float" office:value="-0.536403979025" calcext:value-type="float">
            <text:p>-0.5364039790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28514173" calcext:value-type="float">
            <text:p>-0.428514173</text:p>
          </table:table-cell>
          <table:table-cell table:formula="of:=[.B300]" office:value-type="float" office:value="-0.428514173" calcext:value-type="float">
            <text:p>-0.42851417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100675111" calcext:value-type="float">
            <text:p>-0.0100675111</text:p>
          </table:table-cell>
          <table:table-cell table:formula="of:=[.B301]" office:value-type="float" office:value="-0.0100675111" calcext:value-type="float">
            <text:p>-0.0100675111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752844015" calcext:value-type="float">
            <text:p>0.4752844015</text:p>
          </table:table-cell>
          <table:table-cell table:formula="of:=[.B304]" office:value-type="float" office:value="0.4752844015" calcext:value-type="float">
            <text:p>0.47528440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936726084975" calcext:value-type="float">
            <text:p>0.936726084975</text:p>
          </table:table-cell>
          <table:table-cell table:formula="of:=[.B305]" office:value-type="float" office:value="0.936726084975" calcext:value-type="float">
            <text:p>0.9367260849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01123251442078" calcext:value-type="float">
            <text:p>-0.401123251442078</text:p>
          </table:table-cell>
          <table:table-cell table:formula="of:=[.B306]" office:value-type="float" office:value="-0.401123251442078" calcext:value-type="float">
            <text:p>-0.40112325144207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92152499142078" calcext:value-type="float">
            <text:p>0.292152499142078</text:p>
          </table:table-cell>
          <table:table-cell table:formula="of:=[.B307]" office:value-type="float" office:value="0.292152499142078" calcext:value-type="float">
            <text:p>0.29215249914207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415598" calcext:value-type="float">
            <text:p>1.415598</text:p>
          </table:table-cell>
          <table:table-cell table:formula="of:=[.B308]" office:value-type="float" office:value="1.415598" calcext:value-type="float">
            <text:p>1.41559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42194338" calcext:value-type="float">
            <text:p>-0.242194338</text:p>
          </table:table-cell>
          <table:table-cell table:formula="of:=[.B309]" office:value-type="float" office:value="-0.242194338" calcext:value-type="float">
            <text:p>-0.24219433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30857258 2.2452785 <text:s/>2.43285436]</text:p>
          </table:table-cell>
          <table:table-cell table:formula="of:=[.B310]" office:value-type="string" office:string-value=" [2.30857258 2.2452785  2.43285436]" calcext:value-type="string">
            <text:p><text:s/>[2.30857258 2.2452785 <text:s/>2.4328543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487777098" calcext:value-type="float">
            <text:p>-0.1487777098</text:p>
          </table:table-cell>
          <table:table-cell table:formula="of:=[.B311]" office:value-type="float" office:value="-0.1487777098" calcext:value-type="float">
            <text:p>-0.14877770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448537615" calcext:value-type="float">
            <text:p>-0.05448537615</text:p>
          </table:table-cell>
          <table:table-cell table:formula="of:=[.B312]" office:value-type="float" office:value="-0.05448537615" calcext:value-type="float">
            <text:p>-0.054485376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787948375175" calcext:value-type="float">
            <text:p>0.787948375175</text:p>
          </table:table-cell>
          <table:table-cell table:formula="of:=[.B313]" office:value-type="float" office:value="0.787948375175" calcext:value-type="float">
            <text:p>0.787948375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Bergstrasse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065698533333" calcext:value-type="float">
            <text:p>-0.709065698533333</text:p>
          </table:table-cell>
          <table:table-cell office:value-type="float" office:value="-0.633576563122222" calcext:value-type="float">
            <text:p>-0.633576563122222</text:p>
          </table:table-cell>
          <table:table-cell office:value-type="float" office:value="1.05438410534444" calcext:value-type="float">
            <text:p>1.05438410534444</text:p>
          </table:table-cell>
          <table:table-cell office:value-type="float" office:value="0.330484434527778" calcext:value-type="float">
            <text:p>0.330484434527778</text:p>
          </table:table-cell>
          <table:table-cell office:value-type="float" office:value="-0.290474454761111" calcext:value-type="float">
            <text:p>-0.290474454761111</text:p>
          </table:table-cell>
          <table:table-cell office:value-type="float" office:value="-0.472158190072222" calcext:value-type="float">
            <text:p>-0.472158190072222</text:p>
          </table:table-cell>
          <table:table-cell office:value-type="float" office:value="0.0358461799111111" calcext:value-type="float">
            <text:p>0.035846179911111</text:p>
          </table:table-cell>
          <table:table-cell office:value-type="float" office:value="0.494846988088889" calcext:value-type="float">
            <text:p>0.494846988088889</text:p>
          </table:table-cell>
          <table:table-cell office:value-type="float" office:value="0.00107306188333333" calcext:value-type="float">
            <text:p>0.001073061883333</text:p>
          </table:table-cell>
          <table:table-cell office:value-type="float" office:value="0.337778819233333" calcext:value-type="float">
            <text:p>0.337778819233333</text:p>
          </table:table-cell>
          <table:table-cell office:value-type="float" office:value="-0.293647034988889" calcext:value-type="float">
            <text:p>-0.293647034988889</text:p>
          </table:table-cell>
          <table:table-cell office:value-type="float" office:value="-0.183131870116667" calcext:value-type="float">
            <text:p>-0.183131870116667</text:p>
          </table:table-cell>
          <table:table-cell office:value-type="float" office:value="-0.218087797422222" calcext:value-type="float">
            <text:p>-0.218087797422222</text:p>
          </table:table-cell>
          <table:table-cell office:value-type="float" office:value="-0.0195001932277778" calcext:value-type="float">
            <text:p>-0.019500193227778</text:p>
          </table:table-cell>
          <table:table-cell office:value-type="float" office:value="-0.254106476316667" calcext:value-type="float">
            <text:p>-0.254106476316667</text:p>
          </table:table-cell>
          <table:table-cell office:value-type="float" office:value="0.344780848311111" calcext:value-type="float">
            <text:p>0.344780848311111</text:p>
          </table:table-cell>
          <table:table-cell office:value-type="float" office:value="0.403966646572222" calcext:value-type="float">
            <text:p>0.403966646572222</text:p>
          </table:table-cell>
          <table:table-cell office:value-type="float" office:value="-0.105126712094444" calcext:value-type="float">
            <text:p>-0.105126712094444</text:p>
          </table:table-cell>
          <table:table-cell office:value-type="float" office:value="0.142944941322222" calcext:value-type="float">
            <text:p>0.142944941322222</text:p>
          </table:table-cell>
          <table:table-cell office:value-type="float" office:value="-0.215813153883333" calcext:value-type="float">
            <text:p>-0.215813153883333</text:p>
          </table:table-cell>
          <table:table-cell office:value-type="float" office:value="-0.183132177205556" calcext:value-type="float">
            <text:p>-0.183132177205556</text:p>
          </table:table-cell>
          <table:table-cell office:value-type="float" office:value="-0.307276936183333" calcext:value-type="float">
            <text:p>-0.307276936183333</text:p>
          </table:table-cell>
          <table:table-cell office:value-type="float" office:value="-0.109598924305556" calcext:value-type="float">
            <text:p>-0.109598924305556</text:p>
          </table:table-cell>
          <table:table-cell office:value-type="float" office:value="-0.4187729282" calcext:value-type="float">
            <text:p>-0.4187729282</text:p>
          </table:table-cell>
          <table:table-cell office:value-type="float" office:value="-0.294727921177778" calcext:value-type="float">
            <text:p>-0.294727921177778</text:p>
          </table:table-cell>
          <table:table-cell office:value-type="float" office:value="0.4752844015" calcext:value-type="float">
            <text:p>0.47528440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0.936726084975" calcext:value-type="float">
            <text:p>0.9367260849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0897895325739527" calcext:value-type="float">
            <text:p>0.089789532573953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0705973777495629" calcext:value-type="float">
            <text:p>-0.070597377749563</text:p>
          </table:table-cell>
          <table:table-cell office:value-type="float" office:value="0.0747469906900204" calcext:value-type="float">
            <text:p>0.07474699069002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401123251442078" calcext:value-type="float">
            <text:p>-0.40112325144207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float" office:value="1.78072823601102" calcext:value-type="float">
            <text:p>1.78072823601102</text:p>
          </table:table-cell>
          <table:table-cell office:value-type="float" office:value="0.387946270435736" calcext:value-type="float">
            <text:p>0.387946270435736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float" office:value="-0.3721735474304" calcext:value-type="float">
            <text:p>-0.3721735474304</text:p>
          </table:table-cell>
          <table:table-cell office:value-type="float" office:value="0.0920640923119206" calcext:value-type="float">
            <text:p>0.092064092311921</text:p>
          </table:table-cell>
          <table:table-cell office:value-type="float" office:value="0.721681027316556" calcext:value-type="float">
            <text:p>0.721681027316556</text:p>
          </table:table-cell>
          <table:table-cell office:value-type="float" office:value="0.117999631924758" calcext:value-type="float">
            <text:p>0.117999631924758</text:p>
          </table:table-cell>
          <table:table-cell office:value-type="float" office:value="0.499752145226047" calcext:value-type="float">
            <text:p>0.499752145226047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float" office:value="-0.00436303524574322" calcext:value-type="float">
            <text:p>-0.004363035245743</text:p>
          </table:table-cell>
          <table:table-cell office:value-type="float" office:value="-0.0837573938911496" calcext:value-type="float">
            <text:p>-0.08375739389115</text:p>
          </table:table-cell>
          <table:table-cell office:value-type="float" office:value="0.125351692492431" calcext:value-type="float">
            <text:p>0.125351692492431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float" office:value="0.34676192010998" calcext:value-type="float">
            <text:p>0.34676192010998</text:p>
          </table:table-cell>
          <table:table-cell office:value-type="float" office:value="0.0498241218854231" calcext:value-type="float">
            <text:p>0.049824121885423</text:p>
          </table:table-cell>
          <table:table-cell office:value-type="float" office:value="0.205053144342367" calcext:value-type="float">
            <text:p>0.205053144342367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float" office:value="0.0909439131339762" calcext:value-type="float">
            <text:p>0.090943913133976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float" office:value="0.292152499142078" calcext:value-type="float">
            <text:p>0.29215249914207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0" calcext:value-type="float">
            <text:p>0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0" calcext:value-type="float">
            <text:p>0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0" calcext:value-type="float">
            <text:p>0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0" calcext:value-type="float">
            <text:p>0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1.415598" calcext:value-type="float">
            <text:p>1.41559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8773548664" calcext:value-type="float">
            <text:p>-0.8773548664</text:p>
          </table:table-cell>
          <table:table-cell office:value-type="float" office:value="0" calcext:value-type="float">
            <text:p>0</text:p>
          </table:table-cell>
          <table:table-cell office:value-type="float" office:value="-0.2006123743" calcext:value-type="float">
            <text:p>-0.2006123743</text:p>
          </table:table-cell>
          <table:table-cell office:value-type="float" office:value="-0.4391575465" calcext:value-type="float">
            <text:p>-0.4391575465</text:p>
          </table:table-cell>
          <table:table-cell office:value-type="float" office:value="-0.8017246667" calcext:value-type="float">
            <text:p>-0.8017246667</text:p>
          </table:table-cell>
          <table:table-cell office:value-type="float" office:value="-0.2511805928" calcext:value-type="float">
            <text:p>-0.2511805928</text:p>
          </table:table-cell>
          <table:table-cell office:value-type="float" office:value="0" calcext:value-type="float">
            <text:p>0</text:p>
          </table:table-cell>
          <table:table-cell office:value-type="float" office:value="-0.4478028797" calcext:value-type="float">
            <text:p>-0.4478028797</text:p>
          </table:table-cell>
          <table:table-cell office:value-type="float" office:value="-0.102198909" calcext:value-type="float">
            <text:p>-0.102198909</text:p>
          </table:table-cell>
          <table:table-cell office:value-type="float" office:value="-0.623455" calcext:value-type="float">
            <text:p>-0.623455</text:p>
          </table:table-cell>
          <table:table-cell office:value-type="float" office:value="-0.5045544655" calcext:value-type="float">
            <text:p>-0.5045544655</text:p>
          </table:table-cell>
          <table:table-cell office:value-type="float" office:value="-0.7439284987" calcext:value-type="float">
            <text:p>-0.7439284987</text:p>
          </table:table-cell>
          <table:table-cell office:value-type="float" office:value="-0.512167491" calcext:value-type="float">
            <text:p>-0.512167491</text:p>
          </table:table-cell>
          <table:table-cell office:value-type="float" office:value="-0.62273" calcext:value-type="float">
            <text:p>-0.62273</text:p>
          </table:table-cell>
          <table:table-cell office:value-type="float" office:value="-0.32217988" calcext:value-type="float">
            <text:p>-0.32217988</text:p>
          </table:table-cell>
          <table:table-cell office:value-type="float" office:value="-0.1223553178" calcext:value-type="float">
            <text:p>-0.1223553178</text:p>
          </table:table-cell>
          <table:table-cell office:value-type="float" office:value="-0.5972758848" calcext:value-type="float">
            <text:p>-0.5972758848</text:p>
          </table:table-cell>
          <table:table-cell office:value-type="float" office:value="-0.4151006467" calcext:value-type="float">
            <text:p>-0.4151006467</text:p>
          </table:table-cell>
          <table:table-cell office:value-type="float" office:value="-0.7371696429" calcext:value-type="float">
            <text:p>-0.7371696429</text:p>
          </table:table-cell>
          <table:table-cell office:value-type="float" office:value="-0.5432292551" calcext:value-type="float">
            <text:p>-0.5432292551</text:p>
          </table:table-cell>
          <table:table-cell office:value-type="float" office:value="-0.6996461408" calcext:value-type="float">
            <text:p>-0.6996461408</text:p>
          </table:table-cell>
          <table:table-cell office:value-type="float" office:value="-0.5738477201" calcext:value-type="float">
            <text:p>-0.5738477201</text:p>
          </table:table-cell>
          <table:table-cell office:value-type="float" office:value="-0.8823267512" calcext:value-type="float">
            <text:p>-0.8823267512</text:p>
          </table:table-cell>
          <table:table-cell office:value-type="float" office:value="-0.657534" calcext:value-type="float">
            <text:p>-0.657534</text:p>
          </table:table-cell>
          <table:table-cell office:value-type="float" office:value="-0.242194338" calcext:value-type="float">
            <text:p>-0.24219433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2617971 -0.61941238 -0.61994661]</text:p>
          </table:table-cell>
          <table:table-cell office:value-type="string" calcext:value-type="string">
            <text:p><text:s/>[0.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969072 <text:s/>-0.63136933]</text:p>
          </table:table-cell>
          <table:table-cell table:number-columns-repeated="7" office:value-type="string" calcext:value-type="string">
            <text:p><text:s/>[]</text:p>
          </table:table-cell>
          <table:table-cell office:value-type="string" calcext:value-type="string">
            <text:p><text:s/>[3.494839]</text:p>
          </table:table-cell>
          <table:table-cell office:value-type="string" calcext:value-type="string">
            <text:p><text:s/>[1.64631883]</text:p>
          </table:table-cell>
          <table:table-cell office:value-type="string" calcext:value-type="string">
            <text:p><text:s/>[2.477244]</text:p>
          </table:table-cell>
          <table:table-cell office:value-type="string" calcext:value-type="string">
            <text:p><text:s/>[-0.847962]</text:p>
          </table:table-cell>
          <table:table-cell office:value-type="string" calcext:value-type="string">
            <text:p><text:s/>[0.78219949]</text:p>
          </table:table-cell>
          <table:table-cell office:value-type="string" calcext:value-type="string">
            <text:p><text:s/>[0.565856]</text:p>
          </table:table-cell>
          <table:table-cell table:number-columns-repeated="3" office:value-type="string" calcext:value-type="string">
            <text:p><text:s/>[]</text:p>
          </table:table-cell>
          <table:table-cell office:value-type="string" calcext:value-type="string">
            <text:p><text:s/>[2.30857258 2.2452785 <text:s/>2.4328543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1487777098" calcext:value-type="float">
            <text:p>-0.14877770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05448537615" calcext:value-type="float">
            <text:p>-0.054485376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82111098" calcext:value-type="float">
            <text:p>-0.6482111098</text:p>
          </table:table-cell>
          <table:table-cell office:value-type="float" office:value="-0.61388199125" calcext:value-type="float">
            <text:p>-0.61388199125</text:p>
          </table:table-cell>
          <table:table-cell office:value-type="float" office:value="1.566690761925" calcext:value-type="float">
            <text:p>1.566690761925</text:p>
          </table:table-cell>
          <table:table-cell office:value-type="float" office:value="0.62290444615" calcext:value-type="float">
            <text:p>0.62290444615</text:p>
          </table:table-cell>
          <table:table-cell office:value-type="float" office:value="-0.157762635175" calcext:value-type="float">
            <text:p>-0.157762635175</text:p>
          </table:table-cell>
          <table:table-cell office:value-type="float" office:value="-0.387626196275" calcext:value-type="float">
            <text:p>-0.387626196275</text:p>
          </table:table-cell>
          <table:table-cell office:value-type="float" office:value="0.15690483655" calcext:value-type="float">
            <text:p>0.15690483655</text:p>
          </table:table-cell>
          <table:table-cell office:value-type="float" office:value="0.6700059946" calcext:value-type="float">
            <text:p>0.6700059946</text:p>
          </table:table-cell>
          <table:table-cell office:value-type="float" office:value="0.24665191005" calcext:value-type="float">
            <text:p>0.24665191005</text:p>
          </table:table-cell>
          <table:table-cell office:value-type="float" office:value="0.605423828225" calcext:value-type="float">
            <text:p>0.605423828225</text:p>
          </table:table-cell>
          <table:table-cell office:value-type="float" office:value="-0.180405913625" calcext:value-type="float">
            <text:p>-0.180405913625</text:p>
          </table:table-cell>
          <table:table-cell office:value-type="float" office:value="-0.00390706195" calcext:value-type="float">
            <text:p>-0.00390706195</text:p>
          </table:table-cell>
          <table:table-cell office:value-type="float" office:value="-0.025874259975" calcext:value-type="float">
            <text:p>-0.025874259975</text:p>
          </table:table-cell>
          <table:table-cell office:value-type="float" office:value="0.12821638295" calcext:value-type="float">
            <text:p>0.12821638295</text:p>
          </table:table-cell>
          <table:table-cell office:value-type="float" office:value="-0.091771267525" calcext:value-type="float">
            <text:p>-0.091771267525</text:p>
          </table:table-cell>
          <table:table-cell office:value-type="float" office:value="0.8003148748" calcext:value-type="float">
            <text:p>0.8003148748</text:p>
          </table:table-cell>
          <table:table-cell office:value-type="float" office:value="0.417846943925" calcext:value-type="float">
            <text:p>0.417846943925</text:p>
          </table:table-cell>
          <table:table-cell office:value-type="float" office:value="0" calcext:value-type="float">
            <text:p>0</text:p>
          </table:table-cell>
          <table:table-cell office:value-type="float" office:value="0.219872775375" calcext:value-type="float">
            <text:p>0.219872775375</text:p>
          </table:table-cell>
          <table:table-cell office:value-type="float" office:value="0.00135405645" calcext:value-type="float">
            <text:p>0.00135405645</text:p>
          </table:table-cell>
          <table:table-cell office:value-type="float" office:value="-0.007057485275" calcext:value-type="float">
            <text:p>-0.007057485275</text:p>
          </table:table-cell>
          <table:table-cell office:value-type="float" office:value="-0.120024286375" calcext:value-type="float">
            <text:p>-0.120024286375</text:p>
          </table:table-cell>
          <table:table-cell office:value-type="float" office:value="0.080436534875" calcext:value-type="float">
            <text:p>0.080436534875</text:p>
          </table:table-cell>
          <table:table-cell office:value-type="float" office:value="-0.152585749125" calcext:value-type="float">
            <text:p>-0.152585749125</text:p>
          </table:table-cell>
          <table:table-cell office:value-type="float" office:value="-0.0100675111" calcext:value-type="float">
            <text:p>-0.0100675111</text:p>
          </table:table-cell>
          <table:table-cell office:value-type="float" office:value="0.787948375175" calcext:value-type="float">
            <text:p>0.787948375175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4752844015" calcext:value-type="float">
            <text:p>0.4752844015</text:p>
          </table:table-cell>
          <table:table-cell office:value-type="float" office:value="0.936726084975" calcext:value-type="float">
            <text:p>0.936726084975</text:p>
          </table:table-cell>
          <table:table-cell office:value-type="float" office:value="-0.401123251442078" calcext:value-type="float">
            <text:p>-0.401123251442078</text:p>
          </table:table-cell>
          <table:table-cell office:value-type="float" office:value="0.292152499142078" calcext:value-type="float">
            <text:p>0.292152499142078</text:p>
          </table:table-cell>
          <table:table-cell office:value-type="float" office:value="1.415598" calcext:value-type="float">
            <text:p>1.415598</text:p>
          </table:table-cell>
          <table:table-cell office:value-type="float" office:value="-0.242194338" calcext:value-type="float">
            <text:p>-0.242194338</text:p>
          </table:table-cell>
          <table:table-cell office:value-type="string" calcext:value-type="string">
            <text:p><text:s/>[2.30857258 2.2452785 <text:s/>2.43285436]</text:p>
          </table:table-cell>
          <table:table-cell office:value-type="float" office:value="-0.1487777098" calcext:value-type="float">
            <text:p>-0.1487777098</text:p>
          </table:table-cell>
          <table:table-cell office:value-type="float" office:value="-0.05448537615" calcext:value-type="float">
            <text:p>-0.05448537615</text:p>
          </table:table-cell>
          <table:table-cell office:value-type="float" office:value="0.787948375175" calcext:value-type="float">
            <text:p>0.787948375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294727921177778" calcext:value-type="float">
            <text:p>-0.294727921177778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-0.657534" calcext:value-type="float">
            <text:p>-0.657534</text:p>
          </table:table-cell>
          <table:table-cell office:value-type="string" calcext:value-type="string">
            <text:p><text:s/>[]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0100675111" calcext:value-type="float">
            <text:p>-0.010067511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187729282" calcext:value-type="float">
            <text:p>-0.4187729282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float" office:value="0" calcext:value-type="float">
            <text:p>0</text:p>
          </table:table-cell>
          <table:table-cell office:value-type="float" office:value="-0.8823267512" calcext:value-type="float">
            <text:p>-0.8823267512</text:p>
          </table:table-cell>
          <table:table-cell office:value-type="string" calcext:value-type="string">
            <text:p><text:s/>[]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152585749125" calcext:value-type="float">
            <text:p>-0.152585749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109598924305556" calcext:value-type="float">
            <text:p>-0.109598924305556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0.0909439131339762" calcext:value-type="float">
            <text:p>0.090943913133976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-0.5738477201" calcext:value-type="float">
            <text:p>-0.5738477201</text:p>
          </table:table-cell>
          <table:table-cell office:value-type="string" calcext:value-type="string">
            <text:p><text:s/>[]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0.080436534875" calcext:value-type="float">
            <text:p>0.0804365348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07276936183333" calcext:value-type="float">
            <text:p>-0.307276936183333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float" office:value="0" calcext:value-type="float">
            <text:p>0</text:p>
          </table:table-cell>
          <table:table-cell office:value-type="float" office:value="-0.6996461408" calcext:value-type="float">
            <text:p>-0.6996461408</text:p>
          </table:table-cell>
          <table:table-cell office:value-type="string" calcext:value-type="string">
            <text:p><text:s/>[0.565856]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120024286375" calcext:value-type="float">
            <text:p>-0.120024286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183132177205556" calcext:value-type="float">
            <text:p>-0.183132177205556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-0.5432292551" calcext:value-type="float">
            <text:p>-0.5432292551</text:p>
          </table:table-cell>
          <table:table-cell office:value-type="string" calcext:value-type="string">
            <text:p><text:s/>[0.78219949]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007057485275" calcext:value-type="float">
            <text:p>-0.007057485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5813153883333" calcext:value-type="float">
            <text:p>-0.215813153883333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-0.7371696429" calcext:value-type="float">
            <text:p>-0.7371696429</text:p>
          </table:table-cell>
          <table:table-cell office:value-type="string" calcext:value-type="string">
            <text:p><text:s/>[-0.847962]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0.00135405645" calcext:value-type="float">
            <text:p>0.001354056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142944941322222" calcext:value-type="float">
            <text:p>0.142944941322222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0.205053144342367" calcext:value-type="float">
            <text:p>0.205053144342367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-0.4151006467" calcext:value-type="float">
            <text:p>-0.4151006467</text:p>
          </table:table-cell>
          <table:table-cell office:value-type="string" calcext:value-type="string">
            <text:p><text:s/>[2.477244]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0.219872775375" calcext:value-type="float">
            <text:p>0.219872775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105126712094444" calcext:value-type="float">
            <text:p>-0.105126712094444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0.0498241218854231" calcext:value-type="float">
            <text:p>0.049824121885423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-0.5972758848" calcext:value-type="float">
            <text:p>-0.5972758848</text:p>
          </table:table-cell>
          <table:table-cell office:value-type="string" calcext:value-type="string">
            <text:p><text:s/>[1.64631883]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403966646572222" calcext:value-type="float">
            <text:p>0.403966646572222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0747469906900204" calcext:value-type="float">
            <text:p>0.07474699069002</text:p>
          </table:table-cell>
          <table:table-cell office:value-type="float" office:value="0.34676192010998" calcext:value-type="float">
            <text:p>0.34676192010998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-0.1223553178" calcext:value-type="float">
            <text:p>-0.1223553178</text:p>
          </table:table-cell>
          <table:table-cell office:value-type="string" calcext:value-type="string">
            <text:p><text:s/>[3.494839]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0.417846943925" calcext:value-type="float">
            <text:p>0.417846943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344780848311111" calcext:value-type="float">
            <text:p>0.344780848311111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-0.0705973777495629" calcext:value-type="float">
            <text:p>-0.07059737774956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-0.32217988" calcext:value-type="float">
            <text:p>-0.32217988</text:p>
          </table:table-cell>
          <table:table-cell office:value-type="string" calcext:value-type="string">
            <text:p><text:s/>[]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8003148748" calcext:value-type="float">
            <text:p>0.80031487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254106476316667" calcext:value-type="float">
            <text:p>-0.254106476316667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-0.62273" calcext:value-type="float">
            <text:p>-0.62273</text:p>
          </table:table-cell>
          <table:table-cell office:value-type="string" calcext:value-type="string">
            <text:p><text:s/>[]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-0.091771267525" calcext:value-type="float">
            <text:p>-0.0917712675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195001932277778" calcext:value-type="float">
            <text:p>-0.019500193227778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0.125351692492431" calcext:value-type="float">
            <text:p>0.125351692492431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-0.512167491" calcext:value-type="float">
            <text:p>-0.512167491</text:p>
          </table:table-cell>
          <table:table-cell office:value-type="string" calcext:value-type="string">
            <text:p><text:s/>[]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0.12821638295" calcext:value-type="float">
            <text:p>0.128216382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18087797422222" calcext:value-type="float">
            <text:p>-0.218087797422222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0837573938911496" calcext:value-type="float">
            <text:p>-0.08375739389115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-0.7439284987" calcext:value-type="float">
            <text:p>-0.7439284987</text:p>
          </table:table-cell>
          <table:table-cell office:value-type="string" calcext:value-type="string">
            <text:p><text:s/>[]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-0.025874259975" calcext:value-type="float">
            <text:p>-0.025874259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183131870116667" calcext:value-type="float">
            <text:p>-0.183131870116667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00436303524574322" calcext:value-type="float">
            <text:p>-0.004363035245743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-0.5045544655" calcext:value-type="float">
            <text:p>-0.5045544655</text:p>
          </table:table-cell>
          <table:table-cell office:value-type="string" calcext:value-type="string">
            <text:p><text:s/>[]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00390706195" calcext:value-type="float">
            <text:p>-0.003907061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93647034988889" calcext:value-type="float">
            <text:p>-0.293647034988889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float" office:value="0" calcext:value-type="float">
            <text:p>0</text:p>
          </table:table-cell>
          <table:table-cell office:value-type="float" office:value="-0.623455" calcext:value-type="float">
            <text:p>-0.623455</text:p>
          </table:table-cell>
          <table:table-cell office:value-type="string" calcext:value-type="string">
            <text:p><text:s/>[]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180405913625" calcext:value-type="float">
            <text:p>-0.1804059136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337778819233333" calcext:value-type="float">
            <text:p>0.337778819233333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0897895325739527" calcext:value-type="float">
            <text:p>0.089789532573953</text:p>
          </table:table-cell>
          <table:table-cell office:value-type="float" office:value="0.499752145226047" calcext:value-type="float">
            <text:p>0.499752145226047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-0.102198909" calcext:value-type="float">
            <text:p>-0.102198909</text:p>
          </table:table-cell>
          <table:table-cell office:value-type="string" calcext:value-type="string">
            <text:p><text:s/>[]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0.605423828225" calcext:value-type="float">
            <text:p>0.6054238282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0107306188333333" calcext:value-type="float">
            <text:p>0.001073061883333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117999631924758" calcext:value-type="float">
            <text:p>0.117999631924758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-0.4478028797" calcext:value-type="float">
            <text:p>-0.4478028797</text:p>
          </table:table-cell>
          <table:table-cell office:value-type="string" calcext:value-type="string">
            <text:p><text:s/>[-0.7969072 <text:s/>-0.63136933]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0.24665191005" calcext:value-type="float">
            <text:p>0.246651910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94846988088889" calcext:value-type="float">
            <text:p>0.494846988088889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0.721681027316556" calcext:value-type="float">
            <text:p>0.721681027316556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6700059946" calcext:value-type="float">
            <text:p>0.670005994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0.0358461799111111" calcext:value-type="float">
            <text:p>0.035846179911111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0920640923119206" calcext:value-type="float">
            <text:p>0.092064092311921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-0.2511805928" calcext:value-type="float">
            <text:p>-0.2511805928</text:p>
          </table:table-cell>
          <table:table-cell office:value-type="string" calcext:value-type="string">
            <text:p><text:s/>[]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0.15690483655" calcext:value-type="float">
            <text:p>0.156904836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72158190072222" calcext:value-type="float">
            <text:p>-0.472158190072222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3721735474304" calcext:value-type="float">
            <text:p>-0.3721735474304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-0.8017246667" calcext:value-type="float">
            <text:p>-0.8017246667</text:p>
          </table:table-cell>
          <table:table-cell office:value-type="string" calcext:value-type="string">
            <text:p><text:s/>[0.]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387626196275" calcext:value-type="float">
            <text:p>-0.387626196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90474454761111" calcext:value-type="float">
            <text:p>-0.290474454761111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float" office:value="0" calcext:value-type="float">
            <text:p>0</text:p>
          </table:table-cell>
          <table:table-cell office:value-type="float" office:value="-0.4391575465" calcext:value-type="float">
            <text:p>-0.4391575465</text:p>
          </table:table-cell>
          <table:table-cell office:value-type="string" calcext:value-type="string">
            <text:p><text:s/>[-0.72617971 -0.61941238 -0.61994661]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157762635175" calcext:value-type="float">
            <text:p>-0.157762635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330484434527778" calcext:value-type="float">
            <text:p>0.330484434527778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0.387946270435736" calcext:value-type="float">
            <text:p>0.387946270435736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-0.2006123743" calcext:value-type="float">
            <text:p>-0.2006123743</text:p>
          </table:table-cell>
          <table:table-cell office:value-type="string" calcext:value-type="string">
            <text:p><text:s/>[]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0.62290444615" calcext:value-type="float">
            <text:p>0.6229044461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1.05438410534444" calcext:value-type="float">
            <text:p>1.05438410534444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1.78072823601102" calcext:value-type="float">
            <text:p>1.78072823601102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1.566690761925" calcext:value-type="float">
            <text:p>1.566690761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33576563122222" calcext:value-type="float">
            <text:p>-0.633576563122222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-0.8773548664" calcext:value-type="float">
            <text:p>-0.8773548664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-0.61388199125" calcext:value-type="float">
            <text:p>-0.61388199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09065698533333" calcext:value-type="float">
            <text:p>-0.709065698533333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-0.925051875" calcext:value-type="float">
            <text:p>-0.925051875</text:p>
          </table:table-cell>
          <table:table-cell office:value-type="string" calcext:value-type="string">
            <text:p><text:s/>[0.]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6482111098" calcext:value-type="float">
            <text:p>-0.6482111098</text:p>
          </table:table-cell>
          <table:table-cell table:number-columns-repeated="15"/>
        </table:table-row>
      </table:table>
      <table:table table:name="Sheet3" table:style-name="ta1"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05448537615" calcext:value-type="float">
            <text:p>-0.05448537615</text:p>
          </table:table-cell>
          <table:table-cell office:value-type="float" office:value="-0.1487777098" calcext:value-type="float">
            <text:p>-0.1487777098</text:p>
          </table:table-cell>
          <table:table-cell office:value-type="float" office:value="0.787948375175" calcext:value-type="float">
            <text:p>0.787948375175</text:p>
          </table:table-cell>
          <table:table-cell office:value-type="float" office:value="-0.242194338" calcext:value-type="float">
            <text:p>-0.242194338</text:p>
          </table:table-cell>
          <table:table-cell office:value-type="float" office:value="1.415598" calcext:value-type="float">
            <text:p>1.415598</text:p>
          </table:table-cell>
          <table:table-cell office:value-type="float" office:value="0.936726084975" calcext:value-type="float">
            <text:p>0.936726084975</text:p>
          </table:table-cell>
          <table:table-cell office:value-type="float" office:value="-0.401123251442078" calcext:value-type="float">
            <text:p>-0.401123251442078</text:p>
          </table:table-cell>
          <table:table-cell office:value-type="float" office:value="0.292152499142078" calcext:value-type="float">
            <text:p>0.292152499142078</text:p>
          </table:table-cell>
          <table:table-cell office:value-type="string" calcext:value-type="string">
            <text:p><text:s/>[2.30857258 2.2452785 <text:s/>2.43285436]</text:p>
          </table:table-cell>
          <table:table-cell office:value-type="float" office:value="0.4752844015" calcext:value-type="float">
            <text:p>0.4752844015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0100675111" calcext:value-type="float">
            <text:p>-0.0100675111</text:p>
          </table:table-cell>
          <table:table-cell office:value-type="float" office:value="-0.657534" calcext:value-type="float">
            <text:p>-0.657534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string" calcext:value-type="string">
            <text:p><text:s/>[]</text:p>
          </table:table-cell>
          <table:table-cell office:value-type="float" office:value="-0.294727921177778" calcext:value-type="float">
            <text:p>-0.294727921177778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152585749125" calcext:value-type="float">
            <text:p>-0.152585749125</text:p>
          </table:table-cell>
          <table:table-cell office:value-type="float" office:value="-0.8823267512" calcext:value-type="float">
            <text:p>-0.8823267512</text:p>
          </table:table-cell>
          <table:table-cell office:value-type="float" office:value="0" calcext:value-type="float">
            <text:p>0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string" calcext:value-type="string">
            <text:p><text:s/>[]</text:p>
          </table:table-cell>
          <table:table-cell office:value-type="float" office:value="-0.4187729282" calcext:value-type="float">
            <text:p>-0.4187729282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0" calcext:value-type="float">
            <text:p>0</text:p>
          </table:table-cell>
          <table:table-cell table:formula="of:=IF(ABS([.$B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0.080436534875" calcext:value-type="float">
            <text:p>0.080436534875</text:p>
          </table:table-cell>
          <table:table-cell office:value-type="float" office:value="-0.5738477201" calcext:value-type="float">
            <text:p>-0.5738477201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0.0909439131339762" calcext:value-type="float">
            <text:p>0.090943913133976</text:p>
          </table:table-cell>
          <table:table-cell office:value-type="string" calcext:value-type="string">
            <text:p><text:s/>[]</text:p>
          </table:table-cell>
          <table:table-cell office:value-type="float" office:value="-0.109598924305556" calcext:value-type="float">
            <text:p>-0.109598924305556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120024286375" calcext:value-type="float">
            <text:p>-0.120024286375</text:p>
          </table:table-cell>
          <table:table-cell office:value-type="float" office:value="-0.6996461408" calcext:value-type="float">
            <text:p>-0.6996461408</text:p>
          </table:table-cell>
          <table:table-cell office:value-type="float" office:value="0" calcext:value-type="float">
            <text:p>0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string" calcext:value-type="string">
            <text:p><text:s/>[0.565856]</text:p>
          </table:table-cell>
          <table:table-cell office:value-type="float" office:value="-0.307276936183333" calcext:value-type="float">
            <text:p>-0.30727693618333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007057485275" calcext:value-type="float">
            <text:p>-0.007057485275</text:p>
          </table:table-cell>
          <table:table-cell office:value-type="float" office:value="-0.5432292551" calcext:value-type="float">
            <text:p>-0.5432292551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string" calcext:value-type="string">
            <text:p><text:s/>[0.78219949]</text:p>
          </table:table-cell>
          <table:table-cell office:value-type="float" office:value="-0.183132177205556" calcext:value-type="float">
            <text:p>-0.183132177205556</text:p>
          </table:table-cell>
          <table:table-cell/>
          <table:table-cell table:formula="of:=IF(ABS([.$B7])&lt;0.25;1;0)" office:value-type="float" office:value="1" calcext:value-type="float">
            <text:p>1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0.00135405645" calcext:value-type="float">
            <text:p>0.00135405645</text:p>
          </table:table-cell>
          <table:table-cell office:value-type="float" office:value="-0.7371696429" calcext:value-type="float">
            <text:p>-0.7371696429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string" calcext:value-type="string">
            <text:p><text:s/>[-0.847962]</text:p>
          </table:table-cell>
          <table:table-cell office:value-type="float" office:value="-0.215813153883333" calcext:value-type="float">
            <text:p>-0.215813153883333</text:p>
          </table:table-cell>
          <table:table-cell/>
          <table:table-cell table:formula="of:=IF(ABS([.$B8])&lt;0.25;1;0)" office:value-type="float" office:value="1" calcext:value-type="float">
            <text:p>1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0.219872775375" calcext:value-type="float">
            <text:p>0.219872775375</text:p>
          </table:table-cell>
          <table:table-cell office:value-type="float" office:value="-0.4151006467" calcext:value-type="float">
            <text:p>-0.4151006467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0.205053144342367" calcext:value-type="float">
            <text:p>0.205053144342367</text:p>
          </table:table-cell>
          <table:table-cell office:value-type="string" calcext:value-type="string">
            <text:p><text:s/>[2.477244]</text:p>
          </table:table-cell>
          <table:table-cell office:value-type="float" office:value="0.142944941322222" calcext:value-type="float">
            <text:p>0.142944941322222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0" calcext:value-type="float">
            <text:p>0</text:p>
          </table:table-cell>
          <table:table-cell office:value-type="float" office:value="-0.5972758848" calcext:value-type="float">
            <text:p>-0.5972758848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0.0498241218854231" calcext:value-type="float">
            <text:p>0.049824121885423</text:p>
          </table:table-cell>
          <table:table-cell office:value-type="string" calcext:value-type="string">
            <text:p><text:s/>[1.64631883]</text:p>
          </table:table-cell>
          <table:table-cell office:value-type="float" office:value="-0.105126712094444" calcext:value-type="float">
            <text:p>-0.105126712094444</text:p>
          </table:table-cell>
          <table:table-cell/>
          <table:table-cell table:formula="of:=IF(ABS([.$B10])&lt;0.25;1;0)" office:value-type="float" office:value="1" calcext:value-type="float">
            <text:p>1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0.417846943925" calcext:value-type="float">
            <text:p>0.417846943925</text:p>
          </table:table-cell>
          <table:table-cell office:value-type="float" office:value="-0.1223553178" calcext:value-type="float">
            <text:p>-0.1223553178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0747469906900204" calcext:value-type="float">
            <text:p>0.07474699069002</text:p>
          </table:table-cell>
          <table:table-cell office:value-type="float" office:value="0.34676192010998" calcext:value-type="float">
            <text:p>0.34676192010998</text:p>
          </table:table-cell>
          <table:table-cell office:value-type="string" calcext:value-type="string">
            <text:p><text:s/>[3.494839]</text:p>
          </table:table-cell>
          <table:table-cell office:value-type="float" office:value="0.403966646572222" calcext:value-type="float">
            <text:p>0.403966646572222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8003148748" calcext:value-type="float">
            <text:p>0.8003148748</text:p>
          </table:table-cell>
          <table:table-cell office:value-type="float" office:value="-0.32217988" calcext:value-type="float">
            <text:p>-0.32217988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-0.0705973777495629" calcext:value-type="float">
            <text:p>-0.07059737774956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string" calcext:value-type="string">
            <text:p><text:s/>[]</text:p>
          </table:table-cell>
          <table:table-cell office:value-type="float" office:value="0.344780848311111" calcext:value-type="float">
            <text:p>0.344780848311111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-0.091771267525" calcext:value-type="float">
            <text:p>-0.091771267525</text:p>
          </table:table-cell>
          <table:table-cell office:value-type="float" office:value="-0.62273" calcext:value-type="float">
            <text:p>-0.62273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string" calcext:value-type="string">
            <text:p><text:s/>[]</text:p>
          </table:table-cell>
          <table:table-cell office:value-type="float" office:value="-0.254106476316667" calcext:value-type="float">
            <text:p>-0.254106476316667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0.12821638295" calcext:value-type="float">
            <text:p>0.12821638295</text:p>
          </table:table-cell>
          <table:table-cell office:value-type="float" office:value="-0.512167491" calcext:value-type="float">
            <text:p>-0.512167491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0.125351692492431" calcext:value-type="float">
            <text:p>0.125351692492431</text:p>
          </table:table-cell>
          <table:table-cell office:value-type="string" calcext:value-type="string">
            <text:p><text:s/>[]</text:p>
          </table:table-cell>
          <table:table-cell office:value-type="float" office:value="-0.0195001932277778" calcext:value-type="float">
            <text:p>-0.019500193227778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025874259975" calcext:value-type="float">
            <text:p>-0.025874259975</text:p>
          </table:table-cell>
          <table:table-cell office:value-type="float" office:value="-0.7439284987" calcext:value-type="float">
            <text:p>-0.7439284987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0837573938911496" calcext:value-type="float">
            <text:p>-0.08375739389115</text:p>
          </table:table-cell>
          <table:table-cell office:value-type="string" calcext:value-type="string">
            <text:p><text:s/>[]</text:p>
          </table:table-cell>
          <table:table-cell office:value-type="float" office:value="-0.218087797422222" calcext:value-type="float">
            <text:p>-0.218087797422222</text:p>
          </table:table-cell>
          <table:table-cell/>
          <table:table-cell table:formula="of:=IF(ABS([.$B15])&lt;0.25;1;0)" office:value-type="float" office:value="1" calcext:value-type="float">
            <text:p>1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00390706195" calcext:value-type="float">
            <text:p>-0.00390706195</text:p>
          </table:table-cell>
          <table:table-cell office:value-type="float" office:value="-0.5045544655" calcext:value-type="float">
            <text:p>-0.5045544655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00436303524574322" calcext:value-type="float">
            <text:p>-0.004363035245743</text:p>
          </table:table-cell>
          <table:table-cell office:value-type="string" calcext:value-type="string">
            <text:p><text:s/>[]</text:p>
          </table:table-cell>
          <table:table-cell office:value-type="float" office:value="-0.183131870116667" calcext:value-type="float">
            <text:p>-0.183131870116667</text:p>
          </table:table-cell>
          <table:table-cell/>
          <table:table-cell table:formula="of:=IF(ABS([.$B16])&lt;0.25;1;0)" office:value-type="float" office:value="1" calcext:value-type="float">
            <text:p>1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180405913625" calcext:value-type="float">
            <text:p>-0.180405913625</text:p>
          </table:table-cell>
          <table:table-cell office:value-type="float" office:value="-0.623455" calcext:value-type="float">
            <text:p>-0.623455</text:p>
          </table:table-cell>
          <table:table-cell office:value-type="float" office:value="0" calcext:value-type="float">
            <text:p>0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string" calcext:value-type="string">
            <text:p><text:s/>[]</text:p>
          </table:table-cell>
          <table:table-cell office:value-type="float" office:value="-0.293647034988889" calcext:value-type="float">
            <text:p>-0.293647034988889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0.605423828225" calcext:value-type="float">
            <text:p>0.605423828225</text:p>
          </table:table-cell>
          <table:table-cell office:value-type="float" office:value="-0.102198909" calcext:value-type="float">
            <text:p>-0.102198909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0897895325739527" calcext:value-type="float">
            <text:p>0.089789532573953</text:p>
          </table:table-cell>
          <table:table-cell office:value-type="float" office:value="0.499752145226047" calcext:value-type="float">
            <text:p>0.499752145226047</text:p>
          </table:table-cell>
          <table:table-cell office:value-type="string" calcext:value-type="string">
            <text:p><text:s/>[]</text:p>
          </table:table-cell>
          <table:table-cell office:value-type="float" office:value="0.337778819233333" calcext:value-type="float">
            <text:p>0.337778819233333</text:p>
          </table:table-cell>
          <table:table-cell/>
          <table:table-cell table:formula="of:=IF(ABS([.$B18])&lt;0.25;1;0)" office:value-type="float" office:value="0" calcext:value-type="float">
            <text:p>0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24665191005" calcext:value-type="float">
            <text:p>0.24665191005</text:p>
          </table:table-cell>
          <table:table-cell office:value-type="float" office:value="-0.4478028797" calcext:value-type="float">
            <text:p>-0.4478028797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117999631924758" calcext:value-type="float">
            <text:p>0.117999631924758</text:p>
          </table:table-cell>
          <table:table-cell office:value-type="string" calcext:value-type="string">
            <text:p><text:s/>[-0.7969072 <text:s/>-0.63136933]</text:p>
          </table:table-cell>
          <table:table-cell office:value-type="float" office:value="0.00107306188333333" calcext:value-type="float">
            <text:p>0.001073061883333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0.6700059946" calcext:value-type="float">
            <text:p>0.6700059946</text:p>
          </table:table-cell>
          <table:table-cell office:value-type="float" office:value="0" calcext:value-type="float">
            <text:p>0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0.721681027316556" calcext:value-type="float">
            <text:p>0.721681027316556</text:p>
          </table:table-cell>
          <table:table-cell office:value-type="string" calcext:value-type="string">
            <text:p><text:s/>[]</text:p>
          </table:table-cell>
          <table:table-cell office:value-type="float" office:value="0.494846988088889" calcext:value-type="float">
            <text:p>0.494846988088889</text:p>
          </table:table-cell>
          <table:table-cell/>
          <table:table-cell table:formula="of:=IF(ABS([.$B20])&lt;0.25;1;0)" office:value-type="float" office:value="0" calcext:value-type="float">
            <text:p>0</text:p>
          </table:table-cell>
          <table:table-cell table:formula="of:=IF(ABS([.$B20])&lt;0.5;1;0)" office:value-type="float" office:value="0" calcext:value-type="float">
            <text:p>0</text:p>
          </table:table-cell>
          <table:table-cell table:formula="of:=IF(ABS([.$B2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0.15690483655" calcext:value-type="float">
            <text:p>0.15690483655</text:p>
          </table:table-cell>
          <table:table-cell office:value-type="float" office:value="-0.2511805928" calcext:value-type="float">
            <text:p>-0.2511805928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0920640923119206" calcext:value-type="float">
            <text:p>0.092064092311921</text:p>
          </table:table-cell>
          <table:table-cell office:value-type="string" calcext:value-type="string">
            <text:p><text:s/>[]</text:p>
          </table:table-cell>
          <table:table-cell office:value-type="float" office:value="0.0358461799111111" calcext:value-type="float">
            <text:p>0.035846179911111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387626196275" calcext:value-type="float">
            <text:p>-0.387626196275</text:p>
          </table:table-cell>
          <table:table-cell office:value-type="float" office:value="-0.8017246667" calcext:value-type="float">
            <text:p>-0.8017246667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3721735474304" calcext:value-type="float">
            <text:p>-0.3721735474304</text:p>
          </table:table-cell>
          <table:table-cell office:value-type="string" calcext:value-type="string">
            <text:p><text:s/>[0.]</text:p>
          </table:table-cell>
          <table:table-cell office:value-type="float" office:value="-0.472158190072222" calcext:value-type="float">
            <text:p>-0.4721581900722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1" calcext:value-type="float">
            <text:p>1</text:p>
          </table:table-cell>
          <table:table-cell table:formula="of:=IF(ABS([.$B2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157762635175" calcext:value-type="float">
            <text:p>-0.157762635175</text:p>
          </table:table-cell>
          <table:table-cell office:value-type="float" office:value="-0.4391575465" calcext:value-type="float">
            <text:p>-0.4391575465</text:p>
          </table:table-cell>
          <table:table-cell office:value-type="float" office:value="0" calcext:value-type="float">
            <text:p>0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string" calcext:value-type="string">
            <text:p><text:s/>[-0.72617971 -0.61941238 -0.61994661]</text:p>
          </table:table-cell>
          <table:table-cell office:value-type="float" office:value="-0.290474454761111" calcext:value-type="float">
            <text:p>-0.290474454761111</text:p>
          </table:table-cell>
          <table:table-cell/>
          <table:table-cell table:formula="of:=IF(ABS([.$B23])&lt;0.25;1;0)" office:value-type="float" office:value="0" calcext:value-type="float">
            <text:p>0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0.62290444615" calcext:value-type="float">
            <text:p>0.62290444615</text:p>
          </table:table-cell>
          <table:table-cell office:value-type="float" office:value="-0.2006123743" calcext:value-type="float">
            <text:p>-0.2006123743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0.387946270435736" calcext:value-type="float">
            <text:p>0.387946270435736</text:p>
          </table:table-cell>
          <table:table-cell office:value-type="string" calcext:value-type="string">
            <text:p><text:s/>[]</text:p>
          </table:table-cell>
          <table:table-cell office:value-type="float" office:value="0.330484434527778" calcext:value-type="float">
            <text:p>0.330484434527778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1.566690761925" calcext:value-type="float">
            <text:p>1.566690761925</text:p>
          </table:table-cell>
          <table:table-cell office:value-type="float" office:value="0" calcext:value-type="float">
            <text:p>0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1.78072823601102" calcext:value-type="float">
            <text:p>1.78072823601102</text:p>
          </table:table-cell>
          <table:table-cell office:value-type="string" calcext:value-type="string">
            <text:p><text:s/>[]</text:p>
          </table:table-cell>
          <table:table-cell office:value-type="float" office:value="1.05438410534444" calcext:value-type="float">
            <text:p>1.05438410534444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-0.61388199125" calcext:value-type="float">
            <text:p>-0.61388199125</text:p>
          </table:table-cell>
          <table:table-cell office:value-type="float" office:value="-0.8773548664" calcext:value-type="float">
            <text:p>-0.8773548664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office:value-type="float" office:value="-0.633576563122222" calcext:value-type="float">
            <text:p>-0.633576563122222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6482111098" calcext:value-type="float">
            <text:p>-0.6482111098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string" calcext:value-type="string">
            <text:p><text:s/>[0.]</text:p>
          </table:table-cell>
          <table:table-cell office:value-type="float" office:value="-0.709065698533333" calcext:value-type="float">
            <text:p>-0.709065698533333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1.3731174768" calcext:value-type="float">
            <text:p>1.3731174768</text:p>
          </table:table-cell>
          <table:table-cell table:formula="of:=MAX([.C2:.C27])" office:value-type="float" office:value="0.4651964998" calcext:value-type="float">
            <text:p>0.4651964998</text:p>
          </table:table-cell>
          <table:table-cell table:formula="of:=MAX([.D2:.D27])" office:value-type="float" office:value="1.566690761925" calcext:value-type="float">
            <text:p>1.56669076192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1.8019006761" calcext:value-type="float">
            <text:p>1.8019006761</text:p>
          </table:table-cell>
          <table:table-cell table:formula="of:=MAX([.G2:.G27])" office:value-type="float" office:value="1.101494262125" calcext:value-type="float">
            <text:p>1.101494262125</text:p>
          </table:table-cell>
          <table:table-cell table:formula="of:=MAX([.H2:.H27])" office:value-type="float" office:value="0.965506717588981" calcext:value-type="float">
            <text:p>0.965506717588981</text:p>
          </table:table-cell>
          <table:table-cell table:formula="of:=MAX([.I2:.I27])" office:value-type="float" office:value="1.78072823601102" calcext:value-type="float">
            <text:p>1.78072823601102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1.05438410534444" calcext:value-type="float">
            <text:p>1.05438410534444</text:p>
          </table:table-cell>
          <table:table-cell/>
          <table:table-cell table:formula="of:=SUM([.M2:.M27])" office:value-type="float" office:value="14" calcext:value-type="float">
            <text:p>14</text:p>
          </table:table-cell>
          <table:table-cell table:formula="of:=SUM([.N2:.N27])" office:value-type="float" office:value="21" calcext:value-type="float">
            <text:p>21</text:p>
          </table:table-cell>
          <table:table-cell table:formula="of:=SUM([.O2:.O2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5517478885" calcext:value-type="float">
            <text:p>-0.75517478885</text:p>
          </table:table-cell>
          <table:table-cell table:formula="of:=MIN([.C2:.C27])" office:value-type="float" office:value="-0.821376708" calcext:value-type="float">
            <text:p>-0.821376708</text:p>
          </table:table-cell>
          <table:table-cell table:formula="of:=MIN([.D2:.D27])" office:value-type="float" office:value="-0.6482111098" calcext:value-type="float">
            <text:p>-0.6482111098</text:p>
          </table:table-cell>
          <table:table-cell table:formula="of:=MIN([.E2:.E27])" office:value-type="float" office:value="-0.925051875" calcext:value-type="float">
            <text:p>-0.925051875</text:p>
          </table:table-cell>
          <table:table-cell table:formula="of:=MIN([.F2:.F27])" office:value-type="float" office:value="-0.6335990627" calcext:value-type="float">
            <text:p>-0.6335990627</text:p>
          </table:table-cell>
          <table:table-cell table:formula="of:=MIN([.G2:.G27])" office:value-type="float" office:value="0.152128743575" calcext:value-type="float">
            <text:p>0.152128743575</text:p>
          </table:table-cell>
          <table:table-cell table:formula="of:=MIN([.H2:.H27])" office:value-type="float" office:value="-0.819255159832016" calcext:value-type="float">
            <text:p>-0.819255159832016</text:p>
          </table:table-cell>
          <table:table-cell table:formula="of:=MIN([.I2:.I27])" office:value-type="float" office:value="-0.691094417867984" calcext:value-type="float">
            <text:p>-0.691094417867984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09065698533333" calcext:value-type="float">
            <text:p>-0.70906569853333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7:Sheet2.L4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00:13.852751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9T17:47:23.841973977</dc:date>
    <meta:editing-duration>PT44M26S</meta:editing-duration>
    <meta:editing-cycles>2</meta:editing-cycles>
    <meta:generator>LibreOffice/6.1.5.2$Linux_X86_64 LibreOffice_project/10$Build-2</meta:generator>
    <meta:document-statistic meta:table-count="3" meta:cell-count="1879" meta:object-count="0"/>
  </office:meta>
</office:document-meta>
</file>